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37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634in"/>
    </style:style>
    <style:style style:name="co7" style:family="table-column">
      <style:table-column-properties fo:break-before="auto" style:column-width="1.5453in"/>
    </style:style>
    <style:style style:name="co8" style:family="table-column">
      <style:table-column-properties fo:break-before="auto" style:column-width="1.5154in"/>
    </style:style>
    <style:style style:name="co9" style:family="table-column">
      <style:table-column-properties fo:break-before="auto" style:column-width="1.6047in"/>
    </style:style>
    <style:style style:name="co10" style:family="table-column">
      <style:table-column-properties fo:break-before="auto" style:column-width="1.5965in"/>
    </style:style>
    <style:style style:name="co11" style:family="table-column">
      <style:table-column-properties fo:break-before="auto" style:column-width="1.4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en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<text:s/>analysis</text:p>
          </table:table-cell>
          <table:table-cell office:value-type="string" calcext:value-type="string">
            <text:p><text:s/>secNorm</text:p>
          </table:table-cell>
          <table:table-cell office:value-type="string" calcext:value-type="string">
            <text:p><text:s/>nanosecNorm</text:p>
          </table:table-cell>
          <table:table-cell office:value-type="string" calcext:value-type="string">
            <text:p><text:s/>secInst</text:p>
          </table:table-cell>
          <table:table-cell office:value-type="string" calcext:value-type="string">
            <text:p><text:s/>nanosecIn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ccess-fannkuch</text:p>
          </table:table-cell>
          <table:table-cell office:value-type="string" calcext:value-type="string">
            <text:p><text:s/>combinedExamples.ts</text:p>
          </table:table-cell>
          <table:table-cell office:value-type="float" office:value="18" calcext:value-type="float">
            <text:p>18</text:p>
          </table:table-cell>
          <table:table-cell office:value-type="float" office:value="295733622" calcext:value-type="float">
            <text:p>295733622</text:p>
          </table:table-cell>
          <table:table-cell office:value-type="float" office:value="19" calcext:value-type="float">
            <text:p>19</text:p>
          </table:table-cell>
          <table:table-cell office:value-type="float" office:value="793368245" calcext:value-type="float">
            <text:p>793368245</text:p>
          </table:table-cell>
          <table:table-cell table:formula="of:=[.C2]*1000000000+[.D2]" office:value-type="float" office:value="18295733622" calcext:value-type="float">
            <text:p>18295733622</text:p>
          </table:table-cell>
          <table:table-cell table:formula="of:=[.F2]+[.E2]*1000000000" office:value-type="float" office:value="19793368245" calcext:value-type="float">
            <text:p>19793368245</text:p>
          </table:table-cell>
          <table:table-cell table:formula="of:=[.H2]/[.G2]" office:value-type="float" office:value="1.08185704131586" calcext:value-type="float">
            <text:p>1.08185704131586</text:p>
          </table:table-cell>
          <table:table-cell office:value-type="float" office:value="1.08185704131586" calcext:value-type="float">
            <text:p>1.081857041315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ess-fannkuch</text:p>
          </table:table-cell>
          <table:table-cell office:value-type="string" calcext:value-type="string">
            <text:p><text:s/>countFunctionCalls.ts</text:p>
          </table:table-cell>
          <table:table-cell office:value-type="float" office:value="19" calcext:value-type="float">
            <text:p>19</text:p>
          </table:table-cell>
          <table:table-cell office:value-type="float" office:value="489700067" calcext:value-type="float">
            <text:p>489700067</text:p>
          </table:table-cell>
          <table:table-cell office:value-type="float" office:value="20" calcext:value-type="float">
            <text:p>20</text:p>
          </table:table-cell>
          <table:table-cell office:value-type="float" office:value="532879765" calcext:value-type="float">
            <text:p>532879765</text:p>
          </table:table-cell>
          <table:table-cell table:formula="of:=[.C3]*1000000000+[.D3]" office:value-type="float" office:value="19489700067" calcext:value-type="float">
            <text:p>19489700067</text:p>
          </table:table-cell>
          <table:table-cell table:formula="of:=[.F3]+[.E3]*1000000000" office:value-type="float" office:value="20532879765" calcext:value-type="float">
            <text:p>20532879765</text:p>
          </table:table-cell>
          <table:table-cell table:formula="of:=[.H3]/[.G3]" office:value-type="float" office:value="1.0535246665887" calcext:value-type="float">
            <text:p>1.0535246665887</text:p>
          </table:table-cell>
          <table:table-cell office:value-type="float" office:value="1.0535246665887" calcext:value-type="float">
            <text:p>1.0535246665887</text:p>
          </table:table-cell>
          <table:table-cell table:number-columns-repeated="5"/>
          <table:table-cell office:value-type="string" calcext:value-type="string">
            <text:p><text:s/>combinedExamples.ts</text:p>
          </table:table-cell>
          <table:table-cell office:value-type="string" calcext:value-type="string">
            <text:p><text:s/>countFunctionCalls.ts</text:p>
          </table:table-cell>
          <table:table-cell office:value-type="string" calcext:value-type="string">
            <text:p><text:s/>countPropertyReads.ts</text:p>
          </table:table-cell>
          <table:table-cell office:value-type="string" calcext:value-type="string">
            <text:p><text:s/>countPropertyWrites.ts</text:p>
          </table:table-cell>
          <table:table-cell office:value-type="string" calcext:value-type="string">
            <text:p><text:s/>emptyAnalysis.ts</text:p>
          </table:table-cell>
        </table:table-row>
        <table:table-row table:style-name="ro1">
          <table:table-cell office:value-type="string" calcext:value-type="string">
            <text:p>access-fannkuch</text:p>
          </table:table-cell>
          <table:table-cell office:value-type="string" calcext:value-type="string">
            <text:p><text:s/>countPropertyReads.ts</text:p>
          </table:table-cell>
          <table:table-cell office:value-type="float" office:value="19" calcext:value-type="float">
            <text:p>19</text:p>
          </table:table-cell>
          <table:table-cell office:value-type="float" office:value="450877374" calcext:value-type="float">
            <text:p>450877374</text:p>
          </table:table-cell>
          <table:table-cell office:value-type="float" office:value="19" calcext:value-type="float">
            <text:p>19</text:p>
          </table:table-cell>
          <table:table-cell office:value-type="float" office:value="219084941" calcext:value-type="float">
            <text:p>219084941</text:p>
          </table:table-cell>
          <table:table-cell table:formula="of:=[.C4]*1000000000+[.D4]" office:value-type="float" office:value="19450877374" calcext:value-type="float">
            <text:p>19450877374</text:p>
          </table:table-cell>
          <table:table-cell table:formula="of:=[.F4]+[.E4]*1000000000" office:value-type="float" office:value="19219084941" calcext:value-type="float">
            <text:p>19219084941</text:p>
          </table:table-cell>
          <table:table-cell table:formula="of:=[.H4]/[.G4]" office:value-type="float" office:value="0.988083188817496" calcext:value-type="float">
            <text:p>0.988083188817496</text:p>
          </table:table-cell>
          <table:table-cell office:value-type="float" office:value="0.988083188817496" calcext:value-type="float">
            <text:p>0.988083188817496</text:p>
          </table:table-cell>
          <table:table-cell table:number-columns-repeated="4"/>
          <table:table-cell office:value-type="string" calcext:value-type="string">
            <text:p>access-fannkuch</text:p>
          </table:table-cell>
          <table:table-cell office:value-type="float" office:value="1.08185704131586" calcext:value-type="float">
            <text:p>1.08185704131586</text:p>
          </table:table-cell>
          <table:table-cell office:value-type="float" office:value="1.0535246665887" calcext:value-type="float">
            <text:p>1.0535246665887</text:p>
          </table:table-cell>
          <table:table-cell office:value-type="float" office:value="0.988083188817496" calcext:value-type="float">
            <text:p>0.988083188817496</text:p>
          </table:table-cell>
          <table:table-cell office:value-type="float" office:value="1.03177011989673" calcext:value-type="float">
            <text:p>1.03177011989673</text:p>
          </table:table-cell>
          <table:table-cell office:value-type="float" office:value="0.986353442710993" calcext:value-type="float">
            <text:p>0.986353442710993</text:p>
          </table:table-cell>
        </table:table-row>
        <table:table-row table:style-name="ro1">
          <table:table-cell office:value-type="string" calcext:value-type="string">
            <text:p>access-fannkuch</text:p>
          </table:table-cell>
          <table:table-cell office:value-type="string" calcext:value-type="string">
            <text:p><text:s/>countPropertyWrites.ts</text:p>
          </table:table-cell>
          <table:table-cell office:value-type="float" office:value="19" calcext:value-type="float">
            <text:p>19</text:p>
          </table:table-cell>
          <table:table-cell office:value-type="float" office:value="875906262" calcext:value-type="float">
            <text:p>875906262</text:p>
          </table:table-cell>
          <table:table-cell office:value-type="float" office:value="20" calcext:value-type="float">
            <text:p>20</text:p>
          </table:table-cell>
          <table:table-cell office:value-type="float" office:value="507366187" calcext:value-type="float">
            <text:p>507366187</text:p>
          </table:table-cell>
          <table:table-cell table:formula="of:=[.C5]*1000000000+[.D5]" office:value-type="float" office:value="19875906262" calcext:value-type="float">
            <text:p>19875906262</text:p>
          </table:table-cell>
          <table:table-cell table:formula="of:=[.F5]+[.E5]*1000000000" office:value-type="float" office:value="20507366187" calcext:value-type="float">
            <text:p>20507366187</text:p>
          </table:table-cell>
          <table:table-cell table:formula="of:=[.H5]/[.G5]" office:value-type="float" office:value="1.03177011989673" calcext:value-type="float">
            <text:p>1.03177011989673</text:p>
          </table:table-cell>
          <table:table-cell office:value-type="float" office:value="1.03177011989673" calcext:value-type="float">
            <text:p>1.03177011989673</text:p>
          </table:table-cell>
          <table:table-cell table:number-columns-repeated="4"/>
          <table:table-cell office:value-type="string" calcext:value-type="string">
            <text:p>access-nbody</text:p>
          </table:table-cell>
          <table:table-cell office:value-type="float" office:value="59.4297332581833" calcext:value-type="float">
            <text:p>59.4297332581833</text:p>
          </table:table-cell>
          <table:table-cell office:value-type="float" office:value="1.00308547559426" calcext:value-type="float">
            <text:p>1.00308547559426</text:p>
          </table:table-cell>
          <table:table-cell office:value-type="float" office:value="44.7358310452415" calcext:value-type="float">
            <text:p>44.7358310452415</text:p>
          </table:table-cell>
          <table:table-cell office:value-type="float" office:value="9.38928397776144" calcext:value-type="float">
            <text:p>9.38928397776144</text:p>
          </table:table-cell>
          <table:table-cell office:value-type="float" office:value="1.0183996702427" calcext:value-type="float">
            <text:p>1.0183996702427</text:p>
          </table:table-cell>
        </table:table-row>
        <table:table-row table:style-name="ro1">
          <table:table-cell office:value-type="string" calcext:value-type="string">
            <text:p>access-fannkuch</text:p>
          </table:table-cell>
          <table:table-cell office:value-type="string" calcext:value-type="string">
            <text:p><text:s/>emptyAnalysis.ts</text:p>
          </table:table-cell>
          <table:table-cell office:value-type="float" office:value="20" calcext:value-type="float">
            <text:p>20</text:p>
          </table:table-cell>
          <table:table-cell office:value-type="float" office:value="28931269" calcext:value-type="float">
            <text:p>28931269</text:p>
          </table:table-cell>
          <table:table-cell office:value-type="float" office:value="19" calcext:value-type="float">
            <text:p>19</text:p>
          </table:table-cell>
          <table:table-cell office:value-type="float" office:value="755605311" calcext:value-type="float">
            <text:p>755605311</text:p>
          </table:table-cell>
          <table:table-cell table:formula="of:=[.C6]*1000000000+[.D6]" office:value-type="float" office:value="20028931269" calcext:value-type="float">
            <text:p>20028931269</text:p>
          </table:table-cell>
          <table:table-cell table:formula="of:=[.F6]+[.E6]*1000000000" office:value-type="float" office:value="19755605311" calcext:value-type="float">
            <text:p>19755605311</text:p>
          </table:table-cell>
          <table:table-cell table:formula="of:=[.H6]/[.G6]" office:value-type="float" office:value="0.986353442710993" calcext:value-type="float">
            <text:p>0.986353442710993</text:p>
          </table:table-cell>
          <table:table-cell office:value-type="float" office:value="0.986353442710993" calcext:value-type="float">
            <text:p>0.986353442710993</text:p>
          </table:table-cell>
          <table:table-cell table:number-columns-repeated="4"/>
          <table:table-cell office:value-type="string" calcext:value-type="string">
            <text:p>access-nsieve</text:p>
          </table:table-cell>
          <table:table-cell office:value-type="float" office:value="1.48712852303728" calcext:value-type="float">
            <text:p>1.48712852303728</text:p>
          </table:table-cell>
          <table:table-cell office:value-type="float" office:value="1.62663947749773" calcext:value-type="float">
            <text:p>1.62663947749773</text:p>
          </table:table-cell>
          <table:table-cell office:value-type="float" office:value="1.30318081576149" calcext:value-type="float">
            <text:p>1.30318081576149</text:p>
          </table:table-cell>
          <table:table-cell office:value-type="float" office:value="1.35933095704358" calcext:value-type="float">
            <text:p>1.35933095704358</text:p>
          </table:table-cell>
          <table:table-cell office:value-type="float" office:value="1.16421602894269" calcext:value-type="float">
            <text:p>1.16421602894269</text:p>
          </table:table-cell>
        </table:table-row>
        <table:table-row table:style-name="ro1">
          <table:table-cell office:value-type="string" calcext:value-type="string">
            <text:p>access-nbody</text:p>
          </table:table-cell>
          <table:table-cell office:value-type="string" calcext:value-type="string">
            <text:p><text:s/>combinedExamples.ts</text:p>
          </table:table-cell>
          <table:table-cell office:value-type="float" office:value="0" calcext:value-type="float">
            <text:p>0</text:p>
          </table:table-cell>
          <table:table-cell office:value-type="float" office:value="696889008" calcext:value-type="float">
            <text:p>696889008</text:p>
          </table:table-cell>
          <table:table-cell office:value-type="float" office:value="41" calcext:value-type="float">
            <text:p>41</text:p>
          </table:table-cell>
          <table:table-cell office:value-type="float" office:value="415927856" calcext:value-type="float">
            <text:p>415927856</text:p>
          </table:table-cell>
          <table:table-cell table:formula="of:=[.C7]*1000000000+[.D7]" office:value-type="float" office:value="696889008" calcext:value-type="float">
            <text:p>696889008</text:p>
          </table:table-cell>
          <table:table-cell table:formula="of:=[.F7]+[.E7]*1000000000" office:value-type="float" office:value="41415927856" calcext:value-type="float">
            <text:p>41415927856</text:p>
          </table:table-cell>
          <table:table-cell table:formula="of:=[.H7]/[.G7]" office:value-type="float" office:value="59.4297332581833" calcext:value-type="float">
            <text:p>59.4297332581833</text:p>
          </table:table-cell>
          <table:table-cell office:value-type="float" office:value="59.4297332581833" calcext:value-type="float">
            <text:p>59.4297332581833</text:p>
          </table:table-cell>
          <table:table-cell table:number-columns-repeated="4"/>
          <table:table-cell office:value-type="string" calcext:value-type="string">
            <text:p>bitops-3bit-bitsin-byte</text:p>
          </table:table-cell>
          <table:table-cell office:value-type="float" office:value="416.901895573843" calcext:value-type="float">
            <text:p>416.901895573843</text:p>
          </table:table-cell>
          <table:table-cell office:value-type="float" office:value="411.270219752039" calcext:value-type="float">
            <text:p>411.270219752039</text:p>
          </table:table-cell>
          <table:table-cell office:value-type="float" office:value="0.977056290020799" calcext:value-type="float">
            <text:p>0.977056290020799</text:p>
          </table:table-cell>
          <table:table-cell office:value-type="float" office:value="0.914079836201774" calcext:value-type="float">
            <text:p>0.914079836201774</text:p>
          </table:table-cell>
          <table:table-cell office:value-type="float" office:value="1.03624820052118" calcext:value-type="float">
            <text:p>1.03624820052118</text:p>
          </table:table-cell>
        </table:table-row>
        <table:table-row table:style-name="ro1">
          <table:table-cell office:value-type="string" calcext:value-type="string">
            <text:p>access-nbody</text:p>
          </table:table-cell>
          <table:table-cell office:value-type="string" calcext:value-type="string">
            <text:p><text:s/>countFunctionCalls.ts</text:p>
          </table:table-cell>
          <table:table-cell office:value-type="float" office:value="0" calcext:value-type="float">
            <text:p>0</text:p>
          </table:table-cell>
          <table:table-cell office:value-type="float" office:value="695769237" calcext:value-type="float">
            <text:p>695769237</text:p>
          </table:table-cell>
          <table:table-cell office:value-type="float" office:value="0" calcext:value-type="float">
            <text:p>0</text:p>
          </table:table-cell>
          <table:table-cell office:value-type="float" office:value="697916016" calcext:value-type="float">
            <text:p>697916016</text:p>
          </table:table-cell>
          <table:table-cell table:formula="of:=[.C8]*1000000000+[.D8]" office:value-type="float" office:value="695769237" calcext:value-type="float">
            <text:p>695769237</text:p>
          </table:table-cell>
          <table:table-cell table:formula="of:=[.F8]+[.E8]*1000000000" office:value-type="float" office:value="697916016" calcext:value-type="float">
            <text:p>697916016</text:p>
          </table:table-cell>
          <table:table-cell table:formula="of:=[.H8]/[.G8]" office:value-type="float" office:value="1.00308547559426" calcext:value-type="float">
            <text:p>1.00308547559426</text:p>
          </table:table-cell>
          <table:table-cell office:value-type="float" office:value="1.00308547559426" calcext:value-type="float">
            <text:p>1.00308547559426</text:p>
          </table:table-cell>
          <table:table-cell table:number-columns-repeated="4"/>
          <table:table-cell office:value-type="string" calcext:value-type="string">
            <text:p>bitops-bits-inbyte</text:p>
          </table:table-cell>
          <table:table-cell office:value-type="float" office:value="156.595586096412" calcext:value-type="float">
            <text:p>156.595586096412</text:p>
          </table:table-cell>
          <table:table-cell office:value-type="float" office:value="144.899274712942" calcext:value-type="float">
            <text:p>144.899274712942</text:p>
          </table:table-cell>
          <table:table-cell office:value-type="float" office:value="4.09930391138089" calcext:value-type="float">
            <text:p>4.09930391138089</text:p>
          </table:table-cell>
          <table:table-cell office:value-type="float" office:value="3.97510308126716" calcext:value-type="float">
            <text:p>3.97510308126716</text:p>
          </table:table-cell>
          <table:table-cell office:value-type="float" office:value="4.07607796447834" calcext:value-type="float">
            <text:p>4.07607796447834</text:p>
          </table:table-cell>
        </table:table-row>
        <table:table-row table:style-name="ro1">
          <table:table-cell office:value-type="string" calcext:value-type="string">
            <text:p>access-nbody</text:p>
          </table:table-cell>
          <table:table-cell office:value-type="string" calcext:value-type="string">
            <text:p><text:s/>countPropertyReads.ts</text:p>
          </table:table-cell>
          <table:table-cell office:value-type="float" office:value="0" calcext:value-type="float">
            <text:p>0</text:p>
          </table:table-cell>
          <table:table-cell office:value-type="float" office:value="708277228" calcext:value-type="float">
            <text:p>708277228</text:p>
          </table:table-cell>
          <table:table-cell office:value-type="float" office:value="31" calcext:value-type="float">
            <text:p>31</text:p>
          </table:table-cell>
          <table:table-cell office:value-type="float" office:value="685370405" calcext:value-type="float">
            <text:p>685370405</text:p>
          </table:table-cell>
          <table:table-cell table:formula="of:=[.C9]*1000000000+[.D9]" office:value-type="float" office:value="708277228" calcext:value-type="float">
            <text:p>708277228</text:p>
          </table:table-cell>
          <table:table-cell table:formula="of:=[.F9]+[.E9]*1000000000" office:value-type="float" office:value="31685370405" calcext:value-type="float">
            <text:p>31685370405</text:p>
          </table:table-cell>
          <table:table-cell table:formula="of:=[.H9]/[.G9]" office:value-type="float" office:value="44.7358310452415" calcext:value-type="float">
            <text:p>44.7358310452415</text:p>
          </table:table-cell>
          <table:table-cell office:value-type="float" office:value="44.7358310452415" calcext:value-type="float">
            <text:p>44.7358310452415</text:p>
          </table:table-cell>
          <table:table-cell table:number-columns-repeated="4"/>
          <table:table-cell office:value-type="string" calcext:value-type="string">
            <text:p>bitops-bitwise-an</text:p>
          </table:table-cell>
          <table:table-cell office:value-type="float" office:value="1.0664805572027" calcext:value-type="float">
            <text:p>1.0664805572027</text:p>
          </table:table-cell>
          <table:table-cell office:value-type="float" office:value="0.991313262626617" calcext:value-type="float">
            <text:p>0.991313262626617</text:p>
          </table:table-cell>
          <table:table-cell office:value-type="float" office:value="1.05727600519305" calcext:value-type="float">
            <text:p>1.05727600519305</text:p>
          </table:table-cell>
          <table:table-cell office:value-type="float" office:value="0.963524812440575" calcext:value-type="float">
            <text:p>0.963524812440575</text:p>
          </table:table-cell>
          <table:table-cell office:value-type="float" office:value="1.05105840105894" calcext:value-type="float">
            <text:p>1.05105840105894</text:p>
          </table:table-cell>
        </table:table-row>
        <table:table-row table:style-name="ro1">
          <table:table-cell office:value-type="string" calcext:value-type="string">
            <text:p>access-nbody</text:p>
          </table:table-cell>
          <table:table-cell office:value-type="string" calcext:value-type="string">
            <text:p><text:s/>countPropertyWrites.ts</text:p>
          </table:table-cell>
          <table:table-cell office:value-type="float" office:value="0" calcext:value-type="float">
            <text:p>0</text:p>
          </table:table-cell>
          <table:table-cell office:value-type="float" office:value="687175207" calcext:value-type="float">
            <text:p>687175207</text:p>
          </table:table-cell>
          <table:table-cell office:value-type="float" office:value="6" calcext:value-type="float">
            <text:p>6</text:p>
          </table:table-cell>
          <table:table-cell office:value-type="float" office:value="452083161" calcext:value-type="float">
            <text:p>452083161</text:p>
          </table:table-cell>
          <table:table-cell table:formula="of:=[.C10]*1000000000+[.D10]" office:value-type="float" office:value="687175207" calcext:value-type="float">
            <text:p>687175207</text:p>
          </table:table-cell>
          <table:table-cell table:formula="of:=[.F10]+[.E10]*1000000000" office:value-type="float" office:value="6452083161" calcext:value-type="float">
            <text:p>6452083161</text:p>
          </table:table-cell>
          <table:table-cell table:formula="of:=[.H10]/[.G10]" office:value-type="float" office:value="9.38928397776144" calcext:value-type="float">
            <text:p>9.38928397776144</text:p>
          </table:table-cell>
          <table:table-cell office:value-type="float" office:value="9.38928397776144" calcext:value-type="float">
            <text:p>9.38928397776144</text:p>
          </table:table-cell>
          <table:table-cell table:number-columns-repeated="4"/>
          <table:table-cell office:value-type="string" calcext:value-type="string">
            <text:p>bitops-nsieve-bit</text:p>
          </table:table-cell>
          <table:table-cell office:value-type="float" office:value="1.03565152786978" calcext:value-type="float">
            <text:p>1.03565152786978</text:p>
          </table:table-cell>
          <table:table-cell office:value-type="float" office:value="1.06805515322549" calcext:value-type="float">
            <text:p>1.06805515322549</text:p>
          </table:table-cell>
          <table:table-cell office:value-type="float" office:value="1.04028973247489" calcext:value-type="float">
            <text:p>1.04028973247489</text:p>
          </table:table-cell>
          <table:table-cell office:value-type="float" office:value="1.03569695087922" calcext:value-type="float">
            <text:p>1.03569695087922</text:p>
          </table:table-cell>
          <table:table-cell office:value-type="float" office:value="1.03908418363883" calcext:value-type="float">
            <text:p>1.03908418363883</text:p>
          </table:table-cell>
        </table:table-row>
        <table:table-row table:style-name="ro1">
          <table:table-cell office:value-type="string" calcext:value-type="string">
            <text:p>access-nbody</text:p>
          </table:table-cell>
          <table:table-cell office:value-type="string" calcext:value-type="string">
            <text:p><text:s/>emptyAnalysis.ts</text:p>
          </table:table-cell>
          <table:table-cell office:value-type="float" office:value="0" calcext:value-type="float">
            <text:p>0</text:p>
          </table:table-cell>
          <table:table-cell office:value-type="float" office:value="714100950" calcext:value-type="float">
            <text:p>714100950</text:p>
          </table:table-cell>
          <table:table-cell office:value-type="float" office:value="0" calcext:value-type="float">
            <text:p>0</text:p>
          </table:table-cell>
          <table:table-cell office:value-type="float" office:value="727240172" calcext:value-type="float">
            <text:p>727240172</text:p>
          </table:table-cell>
          <table:table-cell table:formula="of:=[.C11]*1000000000+[.D11]" office:value-type="float" office:value="714100950" calcext:value-type="float">
            <text:p>714100950</text:p>
          </table:table-cell>
          <table:table-cell table:formula="of:=[.F11]+[.E11]*1000000000" office:value-type="float" office:value="727240172" calcext:value-type="float">
            <text:p>727240172</text:p>
          </table:table-cell>
          <table:table-cell table:formula="of:=[.H11]/[.G11]" office:value-type="float" office:value="1.0183996702427" calcext:value-type="float">
            <text:p>1.0183996702427</text:p>
          </table:table-cell>
          <table:table-cell office:value-type="float" office:value="1.0183996702427" calcext:value-type="float">
            <text:p>1.0183996702427</text:p>
          </table:table-cell>
          <table:table-cell table:number-columns-repeated="4"/>
          <table:table-cell office:value-type="string" calcext:value-type="string">
            <text:p>controlflow-recursive</text:p>
          </table:table-cell>
          <table:table-cell office:value-type="float" office:value="364.578687857864" calcext:value-type="float">
            <text:p>364.578687857864</text:p>
          </table:table-cell>
          <table:table-cell office:value-type="float" office:value="367.758280797932" calcext:value-type="float">
            <text:p>367.758280797932</text:p>
          </table:table-cell>
          <table:table-cell office:value-type="float" office:value="0.943375729036396" calcext:value-type="float">
            <text:p>0.943375729036396</text:p>
          </table:table-cell>
          <table:table-cell office:value-type="float" office:value="0.979299287603058" calcext:value-type="float">
            <text:p>0.979299287603058</text:p>
          </table:table-cell>
          <table:table-cell office:value-type="float" office:value="0.963348608025948" calcext:value-type="float">
            <text:p>0.963348608025948</text:p>
          </table:table-cell>
        </table:table-row>
        <table:table-row table:style-name="ro1">
          <table:table-cell office:value-type="string" calcext:value-type="string">
            <text:p>access-nsieve</text:p>
          </table:table-cell>
          <table:table-cell office:value-type="string" calcext:value-type="string">
            <text:p><text:s/>combinedExamples.ts</text:p>
          </table:table-cell>
          <table:table-cell office:value-type="float" office:value="0" calcext:value-type="float">
            <text:p>0</text:p>
          </table:table-cell>
          <table:table-cell office:value-type="float" office:value="58738131" calcext:value-type="float">
            <text:p>58738131</text:p>
          </table:table-cell>
          <table:table-cell office:value-type="float" office:value="0" calcext:value-type="float">
            <text:p>0</text:p>
          </table:table-cell>
          <table:table-cell office:value-type="float" office:value="87351150" calcext:value-type="float">
            <text:p>87351150</text:p>
          </table:table-cell>
          <table:table-cell table:formula="of:=[.C12]*1000000000+[.D12]" office:value-type="float" office:value="58738131" calcext:value-type="float">
            <text:p>58738131</text:p>
          </table:table-cell>
          <table:table-cell table:formula="of:=[.F12]+[.E12]*1000000000" office:value-type="float" office:value="87351150" calcext:value-type="float">
            <text:p>87351150</text:p>
          </table:table-cell>
          <table:table-cell table:formula="of:=[.H12]/[.G12]" office:value-type="float" office:value="1.48712852303728" calcext:value-type="float">
            <text:p>1.48712852303728</text:p>
          </table:table-cell>
          <table:table-cell office:value-type="float" office:value="1.48712852303728" calcext:value-type="float">
            <text:p>1.48712852303728</text:p>
          </table:table-cell>
          <table:table-cell table:number-columns-repeated="4"/>
          <table:table-cell office:value-type="string" calcext:value-type="string">
            <text:p>math-partial-sum</text:p>
          </table:table-cell>
          <table:table-cell office:value-type="float" office:value="1.0088860945063" calcext:value-type="float">
            <text:p>1.0088860945063</text:p>
          </table:table-cell>
          <table:table-cell office:value-type="float" office:value="1.01328491765791" calcext:value-type="float">
            <text:p>1.01328491765791</text:p>
          </table:table-cell>
          <table:table-cell office:value-type="float" office:value="0.995440512135203" calcext:value-type="float">
            <text:p>0.995440512135203</text:p>
          </table:table-cell>
          <table:table-cell office:value-type="float" office:value="1.00638305275117" calcext:value-type="float">
            <text:p>1.00638305275117</text:p>
          </table:table-cell>
          <table:table-cell office:value-type="float" office:value="1.02362943724977" calcext:value-type="float">
            <text:p>1.02362943724977</text:p>
          </table:table-cell>
        </table:table-row>
        <table:table-row table:style-name="ro1">
          <table:table-cell office:value-type="string" calcext:value-type="string">
            <text:p>access-nsieve</text:p>
          </table:table-cell>
          <table:table-cell office:value-type="string" calcext:value-type="string">
            <text:p><text:s/>countFunctionCalls.ts</text:p>
          </table:table-cell>
          <table:table-cell office:value-type="float" office:value="0" calcext:value-type="float">
            <text:p>0</text:p>
          </table:table-cell>
          <table:table-cell office:value-type="float" office:value="59478096" calcext:value-type="float">
            <text:p>59478096</text:p>
          </table:table-cell>
          <table:table-cell office:value-type="float" office:value="0" calcext:value-type="float">
            <text:p>0</text:p>
          </table:table-cell>
          <table:table-cell office:value-type="float" office:value="96749419" calcext:value-type="float">
            <text:p>96749419</text:p>
          </table:table-cell>
          <table:table-cell table:formula="of:=[.C13]*1000000000+[.D13]" office:value-type="float" office:value="59478096" calcext:value-type="float">
            <text:p>59478096</text:p>
          </table:table-cell>
          <table:table-cell table:formula="of:=[.F13]+[.E13]*1000000000" office:value-type="float" office:value="96749419" calcext:value-type="float">
            <text:p>96749419</text:p>
          </table:table-cell>
          <table:table-cell table:formula="of:=[.H13]/[.G13]" office:value-type="float" office:value="1.62663947749773" calcext:value-type="float">
            <text:p>1.62663947749773</text:p>
          </table:table-cell>
          <table:table-cell office:value-type="float" office:value="1.62663947749773" calcext:value-type="float">
            <text:p>1.62663947749773</text:p>
          </table:table-cell>
          <table:table-cell table:number-columns-repeated="4"/>
          <table:table-cell office:value-type="string" calcext:value-type="string">
            <text:p>math-spectral-norm</text:p>
          </table:table-cell>
          <table:table-cell office:value-type="float" office:value="129.873717740462" calcext:value-type="float">
            <text:p>129.873717740462</text:p>
          </table:table-cell>
          <table:table-cell office:value-type="float" office:value="131.818878195541" calcext:value-type="float">
            <text:p>131.818878195541</text:p>
          </table:table-cell>
          <table:table-cell office:value-type="float" office:value="1.07155262171044" calcext:value-type="float">
            <text:p>1.07155262171044</text:p>
          </table:table-cell>
          <table:table-cell office:value-type="float" office:value="1.05085875169279" calcext:value-type="float">
            <text:p>1.05085875169279</text:p>
          </table:table-cell>
          <table:table-cell office:value-type="float" office:value="0.986531589074978" calcext:value-type="float">
            <text:p>0.986531589074978</text:p>
          </table:table-cell>
        </table:table-row>
        <table:table-row table:style-name="ro1">
          <table:table-cell office:value-type="string" calcext:value-type="string">
            <text:p>access-nsieve</text:p>
          </table:table-cell>
          <table:table-cell office:value-type="string" calcext:value-type="string">
            <text:p><text:s/>countPropertyReads.ts</text:p>
          </table:table-cell>
          <table:table-cell office:value-type="float" office:value="0" calcext:value-type="float">
            <text:p>0</text:p>
          </table:table-cell>
          <table:table-cell office:value-type="float" office:value="65036681" calcext:value-type="float">
            <text:p>65036681</text:p>
          </table:table-cell>
          <table:table-cell office:value-type="float" office:value="0" calcext:value-type="float">
            <text:p>0</text:p>
          </table:table-cell>
          <table:table-cell office:value-type="float" office:value="84754555" calcext:value-type="float">
            <text:p>84754555</text:p>
          </table:table-cell>
          <table:table-cell table:formula="of:=[.C14]*1000000000+[.D14]" office:value-type="float" office:value="65036681" calcext:value-type="float">
            <text:p>65036681</text:p>
          </table:table-cell>
          <table:table-cell table:formula="of:=[.F14]+[.E14]*1000000000" office:value-type="float" office:value="84754555" calcext:value-type="float">
            <text:p>84754555</text:p>
          </table:table-cell>
          <table:table-cell table:formula="of:=[.H14]/[.G14]" office:value-type="float" office:value="1.30318081576149" calcext:value-type="float">
            <text:p>1.30318081576149</text:p>
          </table:table-cell>
          <table:table-cell office:value-type="float" office:value="1.30318081576149" calcext:value-type="float">
            <text:p>1.303180815761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ess-nsieve</text:p>
          </table:table-cell>
          <table:table-cell office:value-type="string" calcext:value-type="string">
            <text:p><text:s/>countPropertyWrites.ts</text:p>
          </table:table-cell>
          <table:table-cell office:value-type="float" office:value="0" calcext:value-type="float">
            <text:p>0</text:p>
          </table:table-cell>
          <table:table-cell office:value-type="float" office:value="63088266" calcext:value-type="float">
            <text:p>63088266</text:p>
          </table:table-cell>
          <table:table-cell office:value-type="float" office:value="0" calcext:value-type="float">
            <text:p>0</text:p>
          </table:table-cell>
          <table:table-cell office:value-type="float" office:value="85757833" calcext:value-type="float">
            <text:p>85757833</text:p>
          </table:table-cell>
          <table:table-cell table:formula="of:=[.C15]*1000000000+[.D15]" office:value-type="float" office:value="63088266" calcext:value-type="float">
            <text:p>63088266</text:p>
          </table:table-cell>
          <table:table-cell table:formula="of:=[.F15]+[.E15]*1000000000" office:value-type="float" office:value="85757833" calcext:value-type="float">
            <text:p>85757833</text:p>
          </table:table-cell>
          <table:table-cell table:formula="of:=[.H15]/[.G15]" office:value-type="float" office:value="1.35933095704358" calcext:value-type="float">
            <text:p>1.35933095704358</text:p>
          </table:table-cell>
          <table:table-cell office:value-type="float" office:value="1.35933095704358" calcext:value-type="float">
            <text:p>1.359330957043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ess-nsieve</text:p>
          </table:table-cell>
          <table:table-cell office:value-type="string" calcext:value-type="string">
            <text:p><text:s/>emptyAnalysis.ts</text:p>
          </table:table-cell>
          <table:table-cell office:value-type="float" office:value="0" calcext:value-type="float">
            <text:p>0</text:p>
          </table:table-cell>
          <table:table-cell office:value-type="float" office:value="66383605" calcext:value-type="float">
            <text:p>66383605</text:p>
          </table:table-cell>
          <table:table-cell office:value-type="float" office:value="0" calcext:value-type="float">
            <text:p>0</text:p>
          </table:table-cell>
          <table:table-cell office:value-type="float" office:value="77284857" calcext:value-type="float">
            <text:p>77284857</text:p>
          </table:table-cell>
          <table:table-cell table:formula="of:=[.C16]*1000000000+[.D16]" office:value-type="float" office:value="66383605" calcext:value-type="float">
            <text:p>66383605</text:p>
          </table:table-cell>
          <table:table-cell table:formula="of:=[.F16]+[.E16]*1000000000" office:value-type="float" office:value="77284857" calcext:value-type="float">
            <text:p>77284857</text:p>
          </table:table-cell>
          <table:table-cell table:formula="of:=[.H16]/[.G16]" office:value-type="float" office:value="1.16421602894269" calcext:value-type="float">
            <text:p>1.16421602894269</text:p>
          </table:table-cell>
          <table:table-cell office:value-type="float" office:value="1.16421602894269" calcext:value-type="float">
            <text:p>1.164216028942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string" calcext:value-type="string">
            <text:p><text:s/>combinedExamples.ts</text:p>
          </table:table-cell>
          <table:table-cell office:value-type="float" office:value="0" calcext:value-type="float">
            <text:p>0</text:p>
          </table:table-cell>
          <table:table-cell office:value-type="float" office:value="94350901" calcext:value-type="float">
            <text:p>94350901</text:p>
          </table:table-cell>
          <table:table-cell office:value-type="float" office:value="39" calcext:value-type="float">
            <text:p>39</text:p>
          </table:table-cell>
          <table:table-cell office:value-type="float" office:value="335069476" calcext:value-type="float">
            <text:p>335069476</text:p>
          </table:table-cell>
          <table:table-cell table:formula="of:=[.C17]*1000000000+[.D17]" office:value-type="float" office:value="94350901" calcext:value-type="float">
            <text:p>94350901</text:p>
          </table:table-cell>
          <table:table-cell table:formula="of:=[.F17]+[.E17]*1000000000" office:value-type="float" office:value="39335069476" calcext:value-type="float">
            <text:p>39335069476</text:p>
          </table:table-cell>
          <table:table-cell table:formula="of:=[.H17]/[.G17]" office:value-type="float" office:value="416.901895573843" calcext:value-type="float">
            <text:p>416.901895573843</text:p>
          </table:table-cell>
          <table:table-cell office:value-type="float" office:value="416.901895573843" calcext:value-type="float">
            <text:p>416.9018955738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string" calcext:value-type="string">
            <text:p><text:s/>countFunctionCalls.ts</text:p>
          </table:table-cell>
          <table:table-cell office:value-type="float" office:value="0" calcext:value-type="float">
            <text:p>0</text:p>
          </table:table-cell>
          <table:table-cell office:value-type="float" office:value="92921231" calcext:value-type="float">
            <text:p>92921231</text:p>
          </table:table-cell>
          <table:table-cell office:value-type="float" office:value="38" calcext:value-type="float">
            <text:p>38</text:p>
          </table:table-cell>
          <table:table-cell office:value-type="float" office:value="215735093" calcext:value-type="float">
            <text:p>215735093</text:p>
          </table:table-cell>
          <table:table-cell table:formula="of:=[.C18]*1000000000+[.D18]" office:value-type="float" office:value="92921231" calcext:value-type="float">
            <text:p>92921231</text:p>
          </table:table-cell>
          <table:table-cell table:formula="of:=[.F18]+[.E18]*1000000000" office:value-type="float" office:value="38215735093" calcext:value-type="float">
            <text:p>38215735093</text:p>
          </table:table-cell>
          <table:table-cell table:formula="of:=[.H18]/[.G18]" office:value-type="float" office:value="411.270219752039" calcext:value-type="float">
            <text:p>411.270219752039</text:p>
          </table:table-cell>
          <table:table-cell office:value-type="float" office:value="411.270219752039" calcext:value-type="float">
            <text:p>411.2702197520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string" calcext:value-type="string">
            <text:p><text:s/>countPropertyReads.ts</text:p>
          </table:table-cell>
          <table:table-cell office:value-type="float" office:value="0" calcext:value-type="float">
            <text:p>0</text:p>
          </table:table-cell>
          <table:table-cell office:value-type="float" office:value="91825690" calcext:value-type="float">
            <text:p>91825690</text:p>
          </table:table-cell>
          <table:table-cell office:value-type="float" office:value="0" calcext:value-type="float">
            <text:p>0</text:p>
          </table:table-cell>
          <table:table-cell office:value-type="float" office:value="89718868" calcext:value-type="float">
            <text:p>89718868</text:p>
          </table:table-cell>
          <table:table-cell table:formula="of:=[.C19]*1000000000+[.D19]" office:value-type="float" office:value="91825690" calcext:value-type="float">
            <text:p>91825690</text:p>
          </table:table-cell>
          <table:table-cell table:formula="of:=[.F19]+[.E19]*1000000000" office:value-type="float" office:value="89718868" calcext:value-type="float">
            <text:p>89718868</text:p>
          </table:table-cell>
          <table:table-cell table:formula="of:=[.H19]/[.G19]" office:value-type="float" office:value="0.977056290020799" calcext:value-type="float">
            <text:p>0.977056290020799</text:p>
          </table:table-cell>
          <table:table-cell office:value-type="float" office:value="0.977056290020799" calcext:value-type="float">
            <text:p>0.9770562900207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string" calcext:value-type="string">
            <text:p><text:s/>countPropertyWrites.ts</text:p>
          </table:table-cell>
          <table:table-cell office:value-type="float" office:value="0" calcext:value-type="float">
            <text:p>0</text:p>
          </table:table-cell>
          <table:table-cell office:value-type="float" office:value="97192750" calcext:value-type="float">
            <text:p>97192750</text:p>
          </table:table-cell>
          <table:table-cell office:value-type="float" office:value="0" calcext:value-type="float">
            <text:p>0</text:p>
          </table:table-cell>
          <table:table-cell office:value-type="float" office:value="88841933" calcext:value-type="float">
            <text:p>88841933</text:p>
          </table:table-cell>
          <table:table-cell table:formula="of:=[.C20]*1000000000+[.D20]" office:value-type="float" office:value="97192750" calcext:value-type="float">
            <text:p>97192750</text:p>
          </table:table-cell>
          <table:table-cell table:formula="of:=[.F20]+[.E20]*1000000000" office:value-type="float" office:value="88841933" calcext:value-type="float">
            <text:p>88841933</text:p>
          </table:table-cell>
          <table:table-cell table:formula="of:=[.H20]/[.G20]" office:value-type="float" office:value="0.914079836201774" calcext:value-type="float">
            <text:p>0.914079836201774</text:p>
          </table:table-cell>
          <table:table-cell office:value-type="float" office:value="0.914079836201774" calcext:value-type="float">
            <text:p>0.9140798362017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tops-3bit-bits-in-byte</text:p>
          </table:table-cell>
          <table:table-cell office:value-type="string" calcext:value-type="string">
            <text:p><text:s/>emptyAnalysis.ts</text:p>
          </table:table-cell>
          <table:table-cell office:value-type="float" office:value="0" calcext:value-type="float">
            <text:p>0</text:p>
          </table:table-cell>
          <table:table-cell office:value-type="float" office:value="90842275" calcext:value-type="float">
            <text:p>90842275</text:p>
          </table:table-cell>
          <table:table-cell office:value-type="float" office:value="0" calcext:value-type="float">
            <text:p>0</text:p>
          </table:table-cell>
          <table:table-cell office:value-type="float" office:value="94135144" calcext:value-type="float">
            <text:p>94135144</text:p>
          </table:table-cell>
          <table:table-cell table:formula="of:=[.C21]*1000000000+[.D21]" office:value-type="float" office:value="90842275" calcext:value-type="float">
            <text:p>90842275</text:p>
          </table:table-cell>
          <table:table-cell table:formula="of:=[.F21]+[.E21]*1000000000" office:value-type="float" office:value="94135144" calcext:value-type="float">
            <text:p>94135144</text:p>
          </table:table-cell>
          <table:table-cell table:formula="of:=[.H21]/[.G21]" office:value-type="float" office:value="1.03624820052118" calcext:value-type="float">
            <text:p>1.03624820052118</text:p>
          </table:table-cell>
          <table:table-cell office:value-type="float" office:value="1.03624820052118" calcext:value-type="float">
            <text:p>1.03624820052118</text:p>
          </table:table-cell>
          <table:table-cell table:number-columns-repeated="5"/>
          <table:table-cell office:value-type="string" calcext:value-type="string">
            <text:p><text:s/>combinedExamples.ts</text:p>
          </table:table-cell>
          <table:table-cell office:value-type="string" calcext:value-type="string">
            <text:p><text:s/>countFunctionCalls.ts</text:p>
          </table:table-cell>
          <table:table-cell office:value-type="string" calcext:value-type="string">
            <text:p><text:s/>countPropertyReads.ts</text:p>
          </table:table-cell>
          <table:table-cell office:value-type="string" calcext:value-type="string">
            <text:p><text:s/>countPropertyWrites.ts</text:p>
          </table:table-cell>
          <table:table-cell office:value-type="string" calcext:value-type="string">
            <text:p><text:s/>emptyAnalysis.ts</text:p>
          </table:table-cell>
        </table:table-row>
        <table:table-row table:style-name="ro1">
          <table:table-cell office:value-type="string" calcext:value-type="string">
            <text:p>bitops-bits-in-byte</text:p>
          </table:table-cell>
          <table:table-cell office:value-type="string" calcext:value-type="string">
            <text:p><text:s/>combinedExamples.ts</text:p>
          </table:table-cell>
          <table:table-cell office:value-type="float" office:value="0" calcext:value-type="float">
            <text:p>0</text:p>
          </table:table-cell>
          <table:table-cell office:value-type="float" office:value="181795090" calcext:value-type="float">
            <text:p>181795090</text:p>
          </table:table-cell>
          <table:table-cell office:value-type="float" office:value="28" calcext:value-type="float">
            <text:p>28</text:p>
          </table:table-cell>
          <table:table-cell office:value-type="float" office:value="468308668" calcext:value-type="float">
            <text:p>468308668</text:p>
          </table:table-cell>
          <table:table-cell table:formula="of:=[.C22]*1000000000+[.D22]" office:value-type="float" office:value="181795090" calcext:value-type="float">
            <text:p>181795090</text:p>
          </table:table-cell>
          <table:table-cell table:formula="of:=[.F22]+[.E22]*1000000000" office:value-type="float" office:value="28468308668" calcext:value-type="float">
            <text:p>28468308668</text:p>
          </table:table-cell>
          <table:table-cell table:formula="of:=[.H22]/[.G22]" office:value-type="float" office:value="156.595586096412" calcext:value-type="float">
            <text:p>156.595586096412</text:p>
          </table:table-cell>
          <table:table-cell office:value-type="float" office:value="156.595586096412" calcext:value-type="float">
            <text:p>156.595586096412</text:p>
          </table:table-cell>
          <table:table-cell table:number-columns-repeated="4"/>
          <table:table-cell office:value-type="string" calcext:value-type="string">
            <text:p>access-fannkuch</text:p>
          </table:table-cell>
          <table:table-cell table:style-name="ce1" table:formula="of:=FLOOR([.P4]*100)/100" office:value-type="float" office:value="1.08" calcext:value-type="float">
            <text:p>1.08</text:p>
          </table:table-cell>
          <table:table-cell table:style-name="ce1" table:formula="of:=FLOOR([.Q4]*100)/100" office:value-type="float" office:value="1.05" calcext:value-type="float">
            <text:p>1.05</text:p>
          </table:table-cell>
          <table:table-cell table:style-name="ce1" table:formula="of:=FLOOR([.R4]*100)/100" office:value-type="float" office:value="0.98" calcext:value-type="float">
            <text:p>0.98</text:p>
          </table:table-cell>
          <table:table-cell table:style-name="ce1" table:formula="of:=FLOOR([.S4]*100)/100" office:value-type="float" office:value="1.03" calcext:value-type="float">
            <text:p>1.03</text:p>
          </table:table-cell>
          <table:table-cell table:style-name="ce1" table:formula="of:=FLOOR([.T4]*100)/100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itops-bits-in-byte</text:p>
          </table:table-cell>
          <table:table-cell office:value-type="string" calcext:value-type="string">
            <text:p><text:s/>countFunctionCalls.ts</text:p>
          </table:table-cell>
          <table:table-cell office:value-type="float" office:value="0" calcext:value-type="float">
            <text:p>0</text:p>
          </table:table-cell>
          <table:table-cell office:value-type="float" office:value="177426439" calcext:value-type="float">
            <text:p>177426439</text:p>
          </table:table-cell>
          <table:table-cell office:value-type="float" office:value="25" calcext:value-type="float">
            <text:p>25</text:p>
          </table:table-cell>
          <table:table-cell office:value-type="float" office:value="708962326" calcext:value-type="float">
            <text:p>708962326</text:p>
          </table:table-cell>
          <table:table-cell table:formula="of:=[.C23]*1000000000+[.D23]" office:value-type="float" office:value="177426439" calcext:value-type="float">
            <text:p>177426439</text:p>
          </table:table-cell>
          <table:table-cell table:formula="of:=[.F23]+[.E23]*1000000000" office:value-type="float" office:value="25708962326" calcext:value-type="float">
            <text:p>25708962326</text:p>
          </table:table-cell>
          <table:table-cell table:formula="of:=[.H23]/[.G23]" office:value-type="float" office:value="144.899274712942" calcext:value-type="float">
            <text:p>144.899274712942</text:p>
          </table:table-cell>
          <table:table-cell office:value-type="float" office:value="144.899274712942" calcext:value-type="float">
            <text:p>144.899274712942</text:p>
          </table:table-cell>
          <table:table-cell table:number-columns-repeated="4"/>
          <table:table-cell office:value-type="string" calcext:value-type="string">
            <text:p>access-nbody</text:p>
          </table:table-cell>
          <table:table-cell table:style-name="ce1" table:formula="of:=FLOOR([.P5]*100)/100" office:value-type="float" office:value="59.42" calcext:value-type="float">
            <text:p>59.42</text:p>
          </table:table-cell>
          <table:table-cell table:style-name="ce1" table:formula="of:=FLOOR([.Q5]*100)/100" office:value-type="float" office:value="1" calcext:value-type="float">
            <text:p>1</text:p>
          </table:table-cell>
          <table:table-cell table:style-name="ce1" table:formula="of:=FLOOR([.R5]*100)/100" office:value-type="float" office:value="44.73" calcext:value-type="float">
            <text:p>44.73</text:p>
          </table:table-cell>
          <table:table-cell table:style-name="ce1" table:formula="of:=FLOOR([.S5]*100)/100" office:value-type="float" office:value="9.38" calcext:value-type="float">
            <text:p>9.38</text:p>
          </table:table-cell>
          <table:table-cell table:style-name="ce1" table:formula="of:=FLOOR([.T5]*100)/100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bitops-bits-in-byte</text:p>
          </table:table-cell>
          <table:table-cell office:value-type="string" calcext:value-type="string">
            <text:p><text:s/>countPropertyReads.ts</text:p>
          </table:table-cell>
          <table:table-cell office:value-type="float" office:value="0" calcext:value-type="float">
            <text:p>0</text:p>
          </table:table-cell>
          <table:table-cell office:value-type="float" office:value="175190481" calcext:value-type="float">
            <text:p>175190481</text:p>
          </table:table-cell>
          <table:table-cell office:value-type="float" office:value="0" calcext:value-type="float">
            <text:p>0</text:p>
          </table:table-cell>
          <table:table-cell office:value-type="float" office:value="718159024" calcext:value-type="float">
            <text:p>718159024</text:p>
          </table:table-cell>
          <table:table-cell table:formula="of:=[.C24]*1000000000+[.D24]" office:value-type="float" office:value="175190481" calcext:value-type="float">
            <text:p>175190481</text:p>
          </table:table-cell>
          <table:table-cell table:formula="of:=[.F24]+[.E24]*1000000000" office:value-type="float" office:value="718159024" calcext:value-type="float">
            <text:p>718159024</text:p>
          </table:table-cell>
          <table:table-cell table:formula="of:=[.H24]/[.G24]" office:value-type="float" office:value="4.09930391138089" calcext:value-type="float">
            <text:p>4.09930391138089</text:p>
          </table:table-cell>
          <table:table-cell office:value-type="float" office:value="4.09930391138089" calcext:value-type="float">
            <text:p>4.09930391138089</text:p>
          </table:table-cell>
          <table:table-cell table:number-columns-repeated="4"/>
          <table:table-cell office:value-type="string" calcext:value-type="string">
            <text:p>access-nsieve</text:p>
          </table:table-cell>
          <table:table-cell table:style-name="ce1" table:formula="of:=FLOOR([.P6]*100)/100" office:value-type="float" office:value="1.48" calcext:value-type="float">
            <text:p>1.48</text:p>
          </table:table-cell>
          <table:table-cell table:style-name="ce1" table:formula="of:=FLOOR([.Q6]*100)/100" office:value-type="float" office:value="1.62" calcext:value-type="float">
            <text:p>1.62</text:p>
          </table:table-cell>
          <table:table-cell table:style-name="ce1" table:formula="of:=FLOOR([.R6]*100)/100" office:value-type="float" office:value="1.3" calcext:value-type="float">
            <text:p>1.3</text:p>
          </table:table-cell>
          <table:table-cell table:style-name="ce1" table:formula="of:=FLOOR([.S6]*100)/100" office:value-type="float" office:value="1.35" calcext:value-type="float">
            <text:p>1.35</text:p>
          </table:table-cell>
          <table:table-cell table:style-name="ce1" table:formula="of:=FLOOR([.T6]*100)/100"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bitops-bits-in-byte</text:p>
          </table:table-cell>
          <table:table-cell office:value-type="string" calcext:value-type="string">
            <text:p><text:s/>countPropertyWrites.ts</text:p>
          </table:table-cell>
          <table:table-cell office:value-type="float" office:value="0" calcext:value-type="float">
            <text:p>0</text:p>
          </table:table-cell>
          <table:table-cell office:value-type="float" office:value="181190293" calcext:value-type="float">
            <text:p>181190293</text:p>
          </table:table-cell>
          <table:table-cell office:value-type="float" office:value="0" calcext:value-type="float">
            <text:p>0</text:p>
          </table:table-cell>
          <table:table-cell office:value-type="float" office:value="720250092" calcext:value-type="float">
            <text:p>720250092</text:p>
          </table:table-cell>
          <table:table-cell table:formula="of:=[.C25]*1000000000+[.D25]" office:value-type="float" office:value="181190293" calcext:value-type="float">
            <text:p>181190293</text:p>
          </table:table-cell>
          <table:table-cell table:formula="of:=[.F25]+[.E25]*1000000000" office:value-type="float" office:value="720250092" calcext:value-type="float">
            <text:p>720250092</text:p>
          </table:table-cell>
          <table:table-cell table:formula="of:=[.H25]/[.G25]" office:value-type="float" office:value="3.97510308126716" calcext:value-type="float">
            <text:p>3.97510308126716</text:p>
          </table:table-cell>
          <table:table-cell office:value-type="float" office:value="3.97510308126716" calcext:value-type="float">
            <text:p>3.97510308126716</text:p>
          </table:table-cell>
          <table:table-cell table:number-columns-repeated="4"/>
          <table:table-cell office:value-type="string" calcext:value-type="string">
            <text:p>bitops-3bit-bitsin-byte</text:p>
          </table:table-cell>
          <table:table-cell table:style-name="ce1" table:formula="of:=FLOOR([.P7]*100)/100" office:value-type="float" office:value="416.9" calcext:value-type="float">
            <text:p>416.9</text:p>
          </table:table-cell>
          <table:table-cell table:style-name="ce1" table:formula="of:=FLOOR([.Q7]*100)/100" office:value-type="float" office:value="411.27" calcext:value-type="float">
            <text:p>411.27</text:p>
          </table:table-cell>
          <table:table-cell table:style-name="ce1" table:formula="of:=FLOOR([.R7]*100)/100" office:value-type="float" office:value="0.97" calcext:value-type="float">
            <text:p>0.97</text:p>
          </table:table-cell>
          <table:table-cell table:style-name="ce1" table:formula="of:=FLOOR([.S7]*100)/100" office:value-type="float" office:value="0.91" calcext:value-type="float">
            <text:p>0.91</text:p>
          </table:table-cell>
          <table:table-cell table:style-name="ce1" table:formula="of:=FLOOR([.T7]*100)/100"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bitops-bits-in-byte</text:p>
          </table:table-cell>
          <table:table-cell office:value-type="string" calcext:value-type="string">
            <text:p><text:s/>emptyAnalysis.ts</text:p>
          </table:table-cell>
          <table:table-cell office:value-type="float" office:value="0" calcext:value-type="float">
            <text:p>0</text:p>
          </table:table-cell>
          <table:table-cell office:value-type="float" office:value="182595001" calcext:value-type="float">
            <text:p>182595001</text:p>
          </table:table-cell>
          <table:table-cell office:value-type="float" office:value="0" calcext:value-type="float">
            <text:p>0</text:p>
          </table:table-cell>
          <table:table-cell office:value-type="float" office:value="744271460" calcext:value-type="float">
            <text:p>744271460</text:p>
          </table:table-cell>
          <table:table-cell table:formula="of:=[.C26]*1000000000+[.D26]" office:value-type="float" office:value="182595001" calcext:value-type="float">
            <text:p>182595001</text:p>
          </table:table-cell>
          <table:table-cell table:formula="of:=[.F26]+[.E26]*1000000000" office:value-type="float" office:value="744271460" calcext:value-type="float">
            <text:p>744271460</text:p>
          </table:table-cell>
          <table:table-cell table:formula="of:=[.H26]/[.G26]" office:value-type="float" office:value="4.07607796447834" calcext:value-type="float">
            <text:p>4.07607796447834</text:p>
          </table:table-cell>
          <table:table-cell office:value-type="float" office:value="4.07607796447834" calcext:value-type="float">
            <text:p>4.07607796447834</text:p>
          </table:table-cell>
          <table:table-cell table:number-columns-repeated="4"/>
          <table:table-cell office:value-type="string" calcext:value-type="string">
            <text:p>bitops-bits-inbyte</text:p>
          </table:table-cell>
          <table:table-cell table:style-name="ce1" table:formula="of:=FLOOR([.P8]*100)/100" office:value-type="float" office:value="156.59" calcext:value-type="float">
            <text:p>156.59</text:p>
          </table:table-cell>
          <table:table-cell table:style-name="ce1" table:formula="of:=FLOOR([.Q8]*100)/100" office:value-type="float" office:value="144.89" calcext:value-type="float">
            <text:p>144.89</text:p>
          </table:table-cell>
          <table:table-cell table:style-name="ce1" table:formula="of:=FLOOR([.R8]*100)/100" office:value-type="float" office:value="4.09" calcext:value-type="float">
            <text:p>4.09</text:p>
          </table:table-cell>
          <table:table-cell table:style-name="ce1" table:formula="of:=FLOOR([.S8]*100)/100" office:value-type="float" office:value="3.97" calcext:value-type="float">
            <text:p>3.97</text:p>
          </table:table-cell>
          <table:table-cell table:style-name="ce1" table:formula="of:=FLOOR([.T8]*100)/100" office:value-type="float" office:value="4.07" calcext:value-type="float">
            <text:p>4.07</text:p>
          </table:table-cell>
        </table:table-row>
        <table:table-row table:style-name="ro1">
          <table:table-cell office:value-type="string" calcext:value-type="string">
            <text:p>bitops-bitwise-and</text:p>
          </table:table-cell>
          <table:table-cell office:value-type="string" calcext:value-type="string">
            <text:p><text:s/>combinedExamples.ts</text:p>
          </table:table-cell>
          <table:table-cell office:value-type="float" office:value="0" calcext:value-type="float">
            <text:p>0</text:p>
          </table:table-cell>
          <table:table-cell office:value-type="float" office:value="52980648" calcext:value-type="float">
            <text:p>52980648</text:p>
          </table:table-cell>
          <table:table-cell office:value-type="float" office:value="0" calcext:value-type="float">
            <text:p>0</text:p>
          </table:table-cell>
          <table:table-cell office:value-type="float" office:value="56502831" calcext:value-type="float">
            <text:p>56502831</text:p>
          </table:table-cell>
          <table:table-cell table:formula="of:=[.C27]*1000000000+[.D27]" office:value-type="float" office:value="52980648" calcext:value-type="float">
            <text:p>52980648</text:p>
          </table:table-cell>
          <table:table-cell table:formula="of:=[.F27]+[.E27]*1000000000" office:value-type="float" office:value="56502831" calcext:value-type="float">
            <text:p>56502831</text:p>
          </table:table-cell>
          <table:table-cell table:formula="of:=[.H27]/[.G27]" office:value-type="float" office:value="1.0664805572027" calcext:value-type="float">
            <text:p>1.0664805572027</text:p>
          </table:table-cell>
          <table:table-cell office:value-type="float" office:value="1.0664805572027" calcext:value-type="float">
            <text:p>1.0664805572027</text:p>
          </table:table-cell>
          <table:table-cell table:number-columns-repeated="4"/>
          <table:table-cell office:value-type="string" calcext:value-type="string">
            <text:p>bitops-bitwise-an</text:p>
          </table:table-cell>
          <table:table-cell table:style-name="ce1" table:formula="of:=FLOOR([.P9]*100)/100" office:value-type="float" office:value="1.06" calcext:value-type="float">
            <text:p>1.06</text:p>
          </table:table-cell>
          <table:table-cell table:style-name="ce1" table:formula="of:=FLOOR([.Q9]*100)/100" office:value-type="float" office:value="0.99" calcext:value-type="float">
            <text:p>0.99</text:p>
          </table:table-cell>
          <table:table-cell table:style-name="ce1" table:formula="of:=FLOOR([.R9]*100)/100" office:value-type="float" office:value="1.05" calcext:value-type="float">
            <text:p>1.05</text:p>
          </table:table-cell>
          <table:table-cell table:style-name="ce1" table:formula="of:=FLOOR([.S9]*100)/100" office:value-type="float" office:value="0.96" calcext:value-type="float">
            <text:p>0.96</text:p>
          </table:table-cell>
          <table:table-cell table:style-name="ce1" table:formula="of:=FLOOR([.T9]*100)/100"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bitops-bitwise-and</text:p>
          </table:table-cell>
          <table:table-cell office:value-type="string" calcext:value-type="string">
            <text:p><text:s/>countFunctionCalls.ts</text:p>
          </table:table-cell>
          <table:table-cell office:value-type="float" office:value="0" calcext:value-type="float">
            <text:p>0</text:p>
          </table:table-cell>
          <table:table-cell office:value-type="float" office:value="53456779" calcext:value-type="float">
            <text:p>53456779</text:p>
          </table:table-cell>
          <table:table-cell office:value-type="float" office:value="0" calcext:value-type="float">
            <text:p>0</text:p>
          </table:table-cell>
          <table:table-cell office:value-type="float" office:value="52992414" calcext:value-type="float">
            <text:p>52992414</text:p>
          </table:table-cell>
          <table:table-cell table:formula="of:=[.C28]*1000000000+[.D28]" office:value-type="float" office:value="53456779" calcext:value-type="float">
            <text:p>53456779</text:p>
          </table:table-cell>
          <table:table-cell table:formula="of:=[.F28]+[.E28]*1000000000" office:value-type="float" office:value="52992414" calcext:value-type="float">
            <text:p>52992414</text:p>
          </table:table-cell>
          <table:table-cell table:formula="of:=[.H28]/[.G28]" office:value-type="float" office:value="0.991313262626617" calcext:value-type="float">
            <text:p>0.991313262626617</text:p>
          </table:table-cell>
          <table:table-cell office:value-type="float" office:value="0.991313262626617" calcext:value-type="float">
            <text:p>0.991313262626617</text:p>
          </table:table-cell>
          <table:table-cell table:number-columns-repeated="4"/>
          <table:table-cell office:value-type="string" calcext:value-type="string">
            <text:p>bitops-nsieve-bit</text:p>
          </table:table-cell>
          <table:table-cell table:style-name="ce1" table:formula="of:=FLOOR([.P10]*100)/100" office:value-type="float" office:value="1.03" calcext:value-type="float">
            <text:p>1.03</text:p>
          </table:table-cell>
          <table:table-cell table:style-name="ce1" table:formula="of:=FLOOR([.Q10]*100)/100" office:value-type="float" office:value="1.06" calcext:value-type="float">
            <text:p>1.06</text:p>
          </table:table-cell>
          <table:table-cell table:style-name="ce1" table:formula="of:=FLOOR([.R10]*100)/100" office:value-type="float" office:value="1.04" calcext:value-type="float">
            <text:p>1.04</text:p>
          </table:table-cell>
          <table:table-cell table:style-name="ce1" table:formula="of:=FLOOR([.S10]*100)/100" office:value-type="float" office:value="1.03" calcext:value-type="float">
            <text:p>1.03</text:p>
          </table:table-cell>
          <table:table-cell table:style-name="ce1" table:formula="of:=FLOOR([.T10]*100)/100"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bitops-bitwise-and</text:p>
          </table:table-cell>
          <table:table-cell office:value-type="string" calcext:value-type="string">
            <text:p><text:s/>countPropertyReads.ts</text:p>
          </table:table-cell>
          <table:table-cell office:value-type="float" office:value="0" calcext:value-type="float">
            <text:p>0</text:p>
          </table:table-cell>
          <table:table-cell office:value-type="float" office:value="52913816" calcext:value-type="float">
            <text:p>52913816</text:p>
          </table:table-cell>
          <table:table-cell office:value-type="float" office:value="0" calcext:value-type="float">
            <text:p>0</text:p>
          </table:table-cell>
          <table:table-cell office:value-type="float" office:value="55944508" calcext:value-type="float">
            <text:p>55944508</text:p>
          </table:table-cell>
          <table:table-cell table:formula="of:=[.C29]*1000000000+[.D29]" office:value-type="float" office:value="52913816" calcext:value-type="float">
            <text:p>52913816</text:p>
          </table:table-cell>
          <table:table-cell table:formula="of:=[.F29]+[.E29]*1000000000" office:value-type="float" office:value="55944508" calcext:value-type="float">
            <text:p>55944508</text:p>
          </table:table-cell>
          <table:table-cell table:formula="of:=[.H29]/[.G29]" office:value-type="float" office:value="1.05727600519305" calcext:value-type="float">
            <text:p>1.05727600519305</text:p>
          </table:table-cell>
          <table:table-cell office:value-type="float" office:value="1.05727600519305" calcext:value-type="float">
            <text:p>1.05727600519305</text:p>
          </table:table-cell>
          <table:table-cell table:number-columns-repeated="4"/>
          <table:table-cell office:value-type="string" calcext:value-type="string">
            <text:p>controlflow-recursive</text:p>
          </table:table-cell>
          <table:table-cell table:style-name="ce1" table:formula="of:=FLOOR([.P11]*100)/100" office:value-type="float" office:value="364.57" calcext:value-type="float">
            <text:p>364.57</text:p>
          </table:table-cell>
          <table:table-cell table:style-name="ce1" table:formula="of:=FLOOR([.Q11]*100)/100" office:value-type="float" office:value="367.75" calcext:value-type="float">
            <text:p>367.75</text:p>
          </table:table-cell>
          <table:table-cell table:style-name="ce1" table:formula="of:=FLOOR([.R11]*100)/100" office:value-type="float" office:value="0.94" calcext:value-type="float">
            <text:p>0.94</text:p>
          </table:table-cell>
          <table:table-cell table:style-name="ce1" table:formula="of:=FLOOR([.S11]*100)/100" office:value-type="float" office:value="0.97" calcext:value-type="float">
            <text:p>0.97</text:p>
          </table:table-cell>
          <table:table-cell table:style-name="ce1" table:formula="of:=FLOOR([.T11]*100)/100"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itops-bitwise-and</text:p>
          </table:table-cell>
          <table:table-cell office:value-type="string" calcext:value-type="string">
            <text:p><text:s/>countPropertyWrites.ts</text:p>
          </table:table-cell>
          <table:table-cell office:value-type="float" office:value="0" calcext:value-type="float">
            <text:p>0</text:p>
          </table:table-cell>
          <table:table-cell office:value-type="float" office:value="54860746" calcext:value-type="float">
            <text:p>54860746</text:p>
          </table:table-cell>
          <table:table-cell office:value-type="float" office:value="0" calcext:value-type="float">
            <text:p>0</text:p>
          </table:table-cell>
          <table:table-cell office:value-type="float" office:value="52859690" calcext:value-type="float">
            <text:p>52859690</text:p>
          </table:table-cell>
          <table:table-cell table:formula="of:=[.C30]*1000000000+[.D30]" office:value-type="float" office:value="54860746" calcext:value-type="float">
            <text:p>54860746</text:p>
          </table:table-cell>
          <table:table-cell table:formula="of:=[.F30]+[.E30]*1000000000" office:value-type="float" office:value="52859690" calcext:value-type="float">
            <text:p>52859690</text:p>
          </table:table-cell>
          <table:table-cell table:formula="of:=[.H30]/[.G30]" office:value-type="float" office:value="0.963524812440575" calcext:value-type="float">
            <text:p>0.963524812440575</text:p>
          </table:table-cell>
          <table:table-cell office:value-type="float" office:value="0.963524812440575" calcext:value-type="float">
            <text:p>0.963524812440575</text:p>
          </table:table-cell>
          <table:table-cell table:number-columns-repeated="4"/>
          <table:table-cell office:value-type="string" calcext:value-type="string">
            <text:p>math-partial-sum</text:p>
          </table:table-cell>
          <table:table-cell table:style-name="ce1" table:formula="of:=FLOOR([.P12]*100)/100" office:value-type="float" office:value="1" calcext:value-type="float">
            <text:p>1</text:p>
          </table:table-cell>
          <table:table-cell table:style-name="ce1" table:formula="of:=FLOOR([.Q12]*100)/100" office:value-type="float" office:value="1.01" calcext:value-type="float">
            <text:p>1.01</text:p>
          </table:table-cell>
          <table:table-cell table:style-name="ce1" table:formula="of:=FLOOR([.R12]*100)/100" office:value-type="float" office:value="0.99" calcext:value-type="float">
            <text:p>0.99</text:p>
          </table:table-cell>
          <table:table-cell table:style-name="ce1" table:formula="of:=FLOOR([.S12]*100)/100" office:value-type="float" office:value="1" calcext:value-type="float">
            <text:p>1</text:p>
          </table:table-cell>
          <table:table-cell table:style-name="ce1" table:formula="of:=FLOOR([.T12]*100)/100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bitops-bitwise-and</text:p>
          </table:table-cell>
          <table:table-cell office:value-type="string" calcext:value-type="string">
            <text:p><text:s/>emptyAnalysis.ts</text:p>
          </table:table-cell>
          <table:table-cell office:value-type="float" office:value="0" calcext:value-type="float">
            <text:p>0</text:p>
          </table:table-cell>
          <table:table-cell office:value-type="float" office:value="52371499" calcext:value-type="float">
            <text:p>52371499</text:p>
          </table:table-cell>
          <table:table-cell office:value-type="float" office:value="0" calcext:value-type="float">
            <text:p>0</text:p>
          </table:table-cell>
          <table:table-cell office:value-type="float" office:value="55045504" calcext:value-type="float">
            <text:p>55045504</text:p>
          </table:table-cell>
          <table:table-cell table:formula="of:=[.C31]*1000000000+[.D31]" office:value-type="float" office:value="52371499" calcext:value-type="float">
            <text:p>52371499</text:p>
          </table:table-cell>
          <table:table-cell table:formula="of:=[.F31]+[.E31]*1000000000" office:value-type="float" office:value="55045504" calcext:value-type="float">
            <text:p>55045504</text:p>
          </table:table-cell>
          <table:table-cell table:formula="of:=[.H31]/[.G31]" office:value-type="float" office:value="1.05105840105894" calcext:value-type="float">
            <text:p>1.05105840105894</text:p>
          </table:table-cell>
          <table:table-cell office:value-type="float" office:value="1.05105840105894" calcext:value-type="float">
            <text:p>1.05105840105894</text:p>
          </table:table-cell>
          <table:table-cell table:number-columns-repeated="4"/>
          <table:table-cell office:value-type="string" calcext:value-type="string">
            <text:p>math-spectral-norm</text:p>
          </table:table-cell>
          <table:table-cell table:style-name="ce1" table:formula="of:=FLOOR([.P13]*100)/100" office:value-type="float" office:value="129.87" calcext:value-type="float">
            <text:p>129.87</text:p>
          </table:table-cell>
          <table:table-cell table:style-name="ce1" table:formula="of:=FLOOR([.Q13]*100)/100" office:value-type="float" office:value="131.81" calcext:value-type="float">
            <text:p>131.81</text:p>
          </table:table-cell>
          <table:table-cell table:style-name="ce1" table:formula="of:=FLOOR([.R13]*100)/100" office:value-type="float" office:value="1.07" calcext:value-type="float">
            <text:p>1.07</text:p>
          </table:table-cell>
          <table:table-cell table:style-name="ce1" table:formula="of:=FLOOR([.S13]*100)/100" office:value-type="float" office:value="1.05" calcext:value-type="float">
            <text:p>1.05</text:p>
          </table:table-cell>
          <table:table-cell table:style-name="ce1" table:formula="of:=FLOOR([.T13]*100)/100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itops-nsieve-bits</text:p>
          </table:table-cell>
          <table:table-cell office:value-type="string" calcext:value-type="string">
            <text:p><text:s/>combinedExamples.ts</text:p>
          </table:table-cell>
          <table:table-cell office:value-type="float" office:value="11" calcext:value-type="float">
            <text:p>11</text:p>
          </table:table-cell>
          <table:table-cell office:value-type="float" office:value="81174766" calcext:value-type="float">
            <text:p>81174766</text:p>
          </table:table-cell>
          <table:table-cell office:value-type="float" office:value="11" calcext:value-type="float">
            <text:p>11</text:p>
          </table:table-cell>
          <table:table-cell office:value-type="float" office:value="476235577" calcext:value-type="float">
            <text:p>476235577</text:p>
          </table:table-cell>
          <table:table-cell table:formula="of:=[.C32]*1000000000+[.D32]" office:value-type="float" office:value="11081174766" calcext:value-type="float">
            <text:p>11081174766</text:p>
          </table:table-cell>
          <table:table-cell table:formula="of:=[.F32]+[.E32]*1000000000" office:value-type="float" office:value="11476235577" calcext:value-type="float">
            <text:p>11476235577</text:p>
          </table:table-cell>
          <table:table-cell table:formula="of:=[.H32]/[.G32]" office:value-type="float" office:value="1.03565152786978" calcext:value-type="float">
            <text:p>1.03565152786978</text:p>
          </table:table-cell>
          <table:table-cell office:value-type="float" office:value="1.03565152786978" calcext:value-type="float">
            <text:p>1.035651527869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tops-nsieve-bits</text:p>
          </table:table-cell>
          <table:table-cell office:value-type="string" calcext:value-type="string">
            <text:p><text:s/>countFunctionCalls.ts</text:p>
          </table:table-cell>
          <table:table-cell office:value-type="float" office:value="10" calcext:value-type="float">
            <text:p>10</text:p>
          </table:table-cell>
          <table:table-cell office:value-type="float" office:value="802801010" calcext:value-type="float">
            <text:p>802801010</text:p>
          </table:table-cell>
          <table:table-cell office:value-type="float" office:value="11" calcext:value-type="float">
            <text:p>11</text:p>
          </table:table-cell>
          <table:table-cell office:value-type="float" office:value="537987288" calcext:value-type="float">
            <text:p>537987288</text:p>
          </table:table-cell>
          <table:table-cell table:formula="of:=[.C33]*1000000000+[.D33]" office:value-type="float" office:value="10802801010" calcext:value-type="float">
            <text:p>10802801010</text:p>
          </table:table-cell>
          <table:table-cell table:formula="of:=[.F33]+[.E33]*1000000000" office:value-type="float" office:value="11537987288" calcext:value-type="float">
            <text:p>11537987288</text:p>
          </table:table-cell>
          <table:table-cell table:formula="of:=[.H33]/[.G33]" office:value-type="float" office:value="1.06805515322549" calcext:value-type="float">
            <text:p>1.06805515322549</text:p>
          </table:table-cell>
          <table:table-cell office:value-type="float" office:value="1.06805515322549" calcext:value-type="float">
            <text:p>1.068055153225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tops-nsieve-bits</text:p>
          </table:table-cell>
          <table:table-cell office:value-type="string" calcext:value-type="string">
            <text:p><text:s/>countPropertyReads.ts</text:p>
          </table:table-cell>
          <table:table-cell office:value-type="float" office:value="10" calcext:value-type="float">
            <text:p>10</text:p>
          </table:table-cell>
          <table:table-cell office:value-type="float" office:value="938367890" calcext:value-type="float">
            <text:p>938367890</text:p>
          </table:table-cell>
          <table:table-cell office:value-type="float" office:value="11" calcext:value-type="float">
            <text:p>11</text:p>
          </table:table-cell>
          <table:table-cell office:value-type="float" office:value="379071806" calcext:value-type="float">
            <text:p>379071806</text:p>
          </table:table-cell>
          <table:table-cell table:formula="of:=[.C34]*1000000000+[.D34]" office:value-type="float" office:value="10938367890" calcext:value-type="float">
            <text:p>10938367890</text:p>
          </table:table-cell>
          <table:table-cell table:formula="of:=[.F34]+[.E34]*1000000000" office:value-type="float" office:value="11379071806" calcext:value-type="float">
            <text:p>11379071806</text:p>
          </table:table-cell>
          <table:table-cell table:formula="of:=[.H34]/[.G34]" office:value-type="float" office:value="1.04028973247489" calcext:value-type="float">
            <text:p>1.04028973247489</text:p>
          </table:table-cell>
          <table:table-cell office:value-type="float" office:value="1.04028973247489" calcext:value-type="float">
            <text:p>1.040289732474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tops-nsieve-bits</text:p>
          </table:table-cell>
          <table:table-cell office:value-type="string" calcext:value-type="string">
            <text:p><text:s/>countPropertyWrites.ts</text:p>
          </table:table-cell>
          <table:table-cell office:value-type="float" office:value="10" calcext:value-type="float">
            <text:p>10</text:p>
          </table:table-cell>
          <table:table-cell office:value-type="float" office:value="663867995" calcext:value-type="float">
            <text:p>663867995</text:p>
          </table:table-cell>
          <table:table-cell office:value-type="float" office:value="11" calcext:value-type="float">
            <text:p>11</text:p>
          </table:table-cell>
          <table:table-cell office:value-type="float" office:value="44535567" calcext:value-type="float">
            <text:p>44535567</text:p>
          </table:table-cell>
          <table:table-cell table:formula="of:=[.C35]*1000000000+[.D35]" office:value-type="float" office:value="10663867995" calcext:value-type="float">
            <text:p>10663867995</text:p>
          </table:table-cell>
          <table:table-cell table:formula="of:=[.F35]+[.E35]*1000000000" office:value-type="float" office:value="11044535567" calcext:value-type="float">
            <text:p>11044535567</text:p>
          </table:table-cell>
          <table:table-cell table:formula="of:=[.H35]/[.G35]" office:value-type="float" office:value="1.03569695087922" calcext:value-type="float">
            <text:p>1.03569695087922</text:p>
          </table:table-cell>
          <table:table-cell office:value-type="float" office:value="1.03569695087922" calcext:value-type="float">
            <text:p>1.035696950879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tops-nsieve-bits</text:p>
          </table:table-cell>
          <table:table-cell office:value-type="string" calcext:value-type="string">
            <text:p><text:s/>emptyAnalysis.ts</text:p>
          </table:table-cell>
          <table:table-cell office:value-type="float" office:value="10" calcext:value-type="float">
            <text:p>10</text:p>
          </table:table-cell>
          <table:table-cell office:value-type="float" office:value="753286595" calcext:value-type="float">
            <text:p>753286595</text:p>
          </table:table-cell>
          <table:table-cell office:value-type="float" office:value="11" calcext:value-type="float">
            <text:p>11</text:p>
          </table:table-cell>
          <table:table-cell office:value-type="float" office:value="173570023" calcext:value-type="float">
            <text:p>173570023</text:p>
          </table:table-cell>
          <table:table-cell table:formula="of:=[.C36]*1000000000+[.D36]" office:value-type="float" office:value="10753286595" calcext:value-type="float">
            <text:p>10753286595</text:p>
          </table:table-cell>
          <table:table-cell table:formula="of:=[.F36]+[.E36]*1000000000" office:value-type="float" office:value="11173570023" calcext:value-type="float">
            <text:p>11173570023</text:p>
          </table:table-cell>
          <table:table-cell table:formula="of:=[.H36]/[.G36]" office:value-type="float" office:value="1.03908418363883" calcext:value-type="float">
            <text:p>1.03908418363883</text:p>
          </table:table-cell>
          <table:table-cell office:value-type="float" office:value="1.03908418363883" calcext:value-type="float">
            <text:p>1.039084183638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string" calcext:value-type="string">
            <text:p><text:s/>combinedExamples.ts</text:p>
          </table:table-cell>
          <table:table-cell office:value-type="float" office:value="0" calcext:value-type="float">
            <text:p>0</text:p>
          </table:table-cell>
          <table:table-cell office:value-type="float" office:value="203177821" calcext:value-type="float">
            <text:p>203177821</text:p>
          </table:table-cell>
          <table:table-cell office:value-type="float" office:value="74" calcext:value-type="float">
            <text:p>74</text:p>
          </table:table-cell>
          <table:table-cell office:value-type="float" office:value="74303382" calcext:value-type="float">
            <text:p>74303382</text:p>
          </table:table-cell>
          <table:table-cell table:formula="of:=[.C37]*1000000000+[.D37]" office:value-type="float" office:value="203177821" calcext:value-type="float">
            <text:p>203177821</text:p>
          </table:table-cell>
          <table:table-cell table:formula="of:=[.F37]+[.E37]*1000000000" office:value-type="float" office:value="74074303382" calcext:value-type="float">
            <text:p>74074303382</text:p>
          </table:table-cell>
          <table:table-cell table:formula="of:=[.H37]/[.G37]" office:value-type="float" office:value="364.578687857864" calcext:value-type="float">
            <text:p>364.578687857864</text:p>
          </table:table-cell>
          <table:table-cell office:value-type="float" office:value="364.578687857864" calcext:value-type="float">
            <text:p>364.5786878578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string" calcext:value-type="string">
            <text:p><text:s/>countFunctionCalls.ts</text:p>
          </table:table-cell>
          <table:table-cell office:value-type="float" office:value="0" calcext:value-type="float">
            <text:p>0</text:p>
          </table:table-cell>
          <table:table-cell office:value-type="float" office:value="195750067" calcext:value-type="float">
            <text:p>195750067</text:p>
          </table:table-cell>
          <table:table-cell office:value-type="float" office:value="71" calcext:value-type="float">
            <text:p>71</text:p>
          </table:table-cell>
          <table:table-cell office:value-type="float" office:value="988708106" calcext:value-type="float">
            <text:p>988708106</text:p>
          </table:table-cell>
          <table:table-cell table:formula="of:=[.C38]*1000000000+[.D38]" office:value-type="float" office:value="195750067" calcext:value-type="float">
            <text:p>195750067</text:p>
          </table:table-cell>
          <table:table-cell table:formula="of:=[.F38]+[.E38]*1000000000" office:value-type="float" office:value="71988708106" calcext:value-type="float">
            <text:p>71988708106</text:p>
          </table:table-cell>
          <table:table-cell table:formula="of:=[.H38]/[.G38]" office:value-type="float" office:value="367.758280797932" calcext:value-type="float">
            <text:p>367.758280797932</text:p>
          </table:table-cell>
          <table:table-cell office:value-type="float" office:value="367.758280797932" calcext:value-type="float">
            <text:p>367.7582807979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string" calcext:value-type="string">
            <text:p><text:s/>countPropertyReads.ts</text:p>
          </table:table-cell>
          <table:table-cell office:value-type="float" office:value="0" calcext:value-type="float">
            <text:p>0</text:p>
          </table:table-cell>
          <table:table-cell office:value-type="float" office:value="210719075" calcext:value-type="float">
            <text:p>210719075</text:p>
          </table:table-cell>
          <table:table-cell office:value-type="float" office:value="0" calcext:value-type="float">
            <text:p>0</text:p>
          </table:table-cell>
          <table:table-cell office:value-type="float" office:value="198787261" calcext:value-type="float">
            <text:p>198787261</text:p>
          </table:table-cell>
          <table:table-cell table:formula="of:=[.C39]*1000000000+[.D39]" office:value-type="float" office:value="210719075" calcext:value-type="float">
            <text:p>210719075</text:p>
          </table:table-cell>
          <table:table-cell table:formula="of:=[.F39]+[.E39]*1000000000" office:value-type="float" office:value="198787261" calcext:value-type="float">
            <text:p>198787261</text:p>
          </table:table-cell>
          <table:table-cell table:formula="of:=[.H39]/[.G39]" office:value-type="float" office:value="0.943375729036396" calcext:value-type="float">
            <text:p>0.943375729036396</text:p>
          </table:table-cell>
          <table:table-cell office:value-type="float" office:value="0.943375729036396" calcext:value-type="float">
            <text:p>0.9433757290363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string" calcext:value-type="string">
            <text:p><text:s/>countPropertyWrites.ts</text:p>
          </table:table-cell>
          <table:table-cell office:value-type="float" office:value="0" calcext:value-type="float">
            <text:p>0</text:p>
          </table:table-cell>
          <table:table-cell office:value-type="float" office:value="205717896" calcext:value-type="float">
            <text:p>205717896</text:p>
          </table:table-cell>
          <table:table-cell office:value-type="float" office:value="0" calcext:value-type="float">
            <text:p>0</text:p>
          </table:table-cell>
          <table:table-cell office:value-type="float" office:value="201459389" calcext:value-type="float">
            <text:p>201459389</text:p>
          </table:table-cell>
          <table:table-cell table:formula="of:=[.C40]*1000000000+[.D40]" office:value-type="float" office:value="205717896" calcext:value-type="float">
            <text:p>205717896</text:p>
          </table:table-cell>
          <table:table-cell table:formula="of:=[.F40]+[.E40]*1000000000" office:value-type="float" office:value="201459389" calcext:value-type="float">
            <text:p>201459389</text:p>
          </table:table-cell>
          <table:table-cell table:formula="of:=[.H40]/[.G40]" office:value-type="float" office:value="0.979299287603058" calcext:value-type="float">
            <text:p>0.979299287603058</text:p>
          </table:table-cell>
          <table:table-cell office:value-type="float" office:value="0.979299287603058" calcext:value-type="float">
            <text:p>0.9792992876030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trolflow-recursive</text:p>
          </table:table-cell>
          <table:table-cell office:value-type="string" calcext:value-type="string">
            <text:p><text:s/>emptyAnalysis.ts</text:p>
          </table:table-cell>
          <table:table-cell office:value-type="float" office:value="0" calcext:value-type="float">
            <text:p>0</text:p>
          </table:table-cell>
          <table:table-cell office:value-type="float" office:value="211300706" calcext:value-type="float">
            <text:p>211300706</text:p>
          </table:table-cell>
          <table:table-cell office:value-type="float" office:value="0" calcext:value-type="float">
            <text:p>0</text:p>
          </table:table-cell>
          <table:table-cell office:value-type="float" office:value="203556241" calcext:value-type="float">
            <text:p>203556241</text:p>
          </table:table-cell>
          <table:table-cell table:formula="of:=[.C41]*1000000000+[.D41]" office:value-type="float" office:value="211300706" calcext:value-type="float">
            <text:p>211300706</text:p>
          </table:table-cell>
          <table:table-cell table:formula="of:=[.F41]+[.E41]*1000000000" office:value-type="float" office:value="203556241" calcext:value-type="float">
            <text:p>203556241</text:p>
          </table:table-cell>
          <table:table-cell table:formula="of:=[.H41]/[.G41]" office:value-type="float" office:value="0.963348608025948" calcext:value-type="float">
            <text:p>0.963348608025948</text:p>
          </table:table-cell>
          <table:table-cell office:value-type="float" office:value="0.963348608025948" calcext:value-type="float">
            <text:p>0.9633486080259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th-partial-sum</text:p>
          </table:table-cell>
          <table:table-cell office:value-type="string" calcext:value-type="string">
            <text:p><text:s/>combinedExamples.ts</text:p>
          </table:table-cell>
          <table:table-cell office:value-type="float" office:value="49" calcext:value-type="float">
            <text:p>49</text:p>
          </table:table-cell>
          <table:table-cell office:value-type="float" office:value="542124123" calcext:value-type="float">
            <text:p>542124123</text:p>
          </table:table-cell>
          <table:table-cell office:value-type="float" office:value="49" calcext:value-type="float">
            <text:p>49</text:p>
          </table:table-cell>
          <table:table-cell office:value-type="float" office:value="982360120" calcext:value-type="float">
            <text:p>982360120</text:p>
          </table:table-cell>
          <table:table-cell table:formula="of:=[.C42]*1000000000+[.D42]" office:value-type="float" office:value="49542124123" calcext:value-type="float">
            <text:p>49542124123</text:p>
          </table:table-cell>
          <table:table-cell table:formula="of:=[.F42]+[.E42]*1000000000" office:value-type="float" office:value="49982360120" calcext:value-type="float">
            <text:p>49982360120</text:p>
          </table:table-cell>
          <table:table-cell table:formula="of:=[.H42]/[.G42]" office:value-type="float" office:value="1.0088860945063" calcext:value-type="float">
            <text:p>1.0088860945063</text:p>
          </table:table-cell>
          <table:table-cell office:value-type="float" office:value="1.0088860945063" calcext:value-type="float">
            <text:p>1.00888609450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th-partial-sum</text:p>
          </table:table-cell>
          <table:table-cell office:value-type="string" calcext:value-type="string">
            <text:p><text:s/>countFunctionCalls.ts</text:p>
          </table:table-cell>
          <table:table-cell office:value-type="float" office:value="48" calcext:value-type="float">
            <text:p>48</text:p>
          </table:table-cell>
          <table:table-cell office:value-type="float" office:value="575383199" calcext:value-type="float">
            <text:p>575383199</text:p>
          </table:table-cell>
          <table:table-cell office:value-type="float" office:value="49" calcext:value-type="float">
            <text:p>49</text:p>
          </table:table-cell>
          <table:table-cell office:value-type="float" office:value="220703165" calcext:value-type="float">
            <text:p>220703165</text:p>
          </table:table-cell>
          <table:table-cell table:formula="of:=[.C43]*1000000000+[.D43]" office:value-type="float" office:value="48575383199" calcext:value-type="float">
            <text:p>48575383199</text:p>
          </table:table-cell>
          <table:table-cell table:formula="of:=[.F43]+[.E43]*1000000000" office:value-type="float" office:value="49220703165" calcext:value-type="float">
            <text:p>49220703165</text:p>
          </table:table-cell>
          <table:table-cell table:formula="of:=[.H43]/[.G43]" office:value-type="float" office:value="1.01328491765791" calcext:value-type="float">
            <text:p>1.01328491765791</text:p>
          </table:table-cell>
          <table:table-cell office:value-type="float" office:value="1.01328491765791" calcext:value-type="float">
            <text:p>1.013284917657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th-partial-sum</text:p>
          </table:table-cell>
          <table:table-cell office:value-type="string" calcext:value-type="string">
            <text:p><text:s/>countPropertyReads.ts</text:p>
          </table:table-cell>
          <table:table-cell office:value-type="float" office:value="49" calcext:value-type="float">
            <text:p>49</text:p>
          </table:table-cell>
          <table:table-cell office:value-type="float" office:value="155635599" calcext:value-type="float">
            <text:p>155635599</text:p>
          </table:table-cell>
          <table:table-cell office:value-type="float" office:value="48" calcext:value-type="float">
            <text:p>48</text:p>
          </table:table-cell>
          <table:table-cell office:value-type="float" office:value="931511075" calcext:value-type="float">
            <text:p>931511075</text:p>
          </table:table-cell>
          <table:table-cell table:formula="of:=[.C44]*1000000000+[.D44]" office:value-type="float" office:value="49155635599" calcext:value-type="float">
            <text:p>49155635599</text:p>
          </table:table-cell>
          <table:table-cell table:formula="of:=[.F44]+[.E44]*1000000000" office:value-type="float" office:value="48931511075" calcext:value-type="float">
            <text:p>48931511075</text:p>
          </table:table-cell>
          <table:table-cell table:formula="of:=[.H44]/[.G44]" office:value-type="float" office:value="0.995440512135203" calcext:value-type="float">
            <text:p>0.995440512135203</text:p>
          </table:table-cell>
          <table:table-cell office:value-type="float" office:value="0.995440512135203" calcext:value-type="float">
            <text:p>0.9954405121352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th-partial-sum</text:p>
          </table:table-cell>
          <table:table-cell office:value-type="string" calcext:value-type="string">
            <text:p><text:s/>countPropertyWrites.ts</text:p>
          </table:table-cell>
          <table:table-cell office:value-type="float" office:value="49" calcext:value-type="float">
            <text:p>49</text:p>
          </table:table-cell>
          <table:table-cell office:value-type="float" office:value="29534331" calcext:value-type="float">
            <text:p>29534331</text:p>
          </table:table-cell>
          <table:table-cell office:value-type="float" office:value="49" calcext:value-type="float">
            <text:p>49</text:p>
          </table:table-cell>
          <table:table-cell office:value-type="float" office:value="342492435" calcext:value-type="float">
            <text:p>342492435</text:p>
          </table:table-cell>
          <table:table-cell table:formula="of:=[.C45]*1000000000+[.D45]" office:value-type="float" office:value="49029534331" calcext:value-type="float">
            <text:p>49029534331</text:p>
          </table:table-cell>
          <table:table-cell table:formula="of:=[.F45]+[.E45]*1000000000" office:value-type="float" office:value="49342492435" calcext:value-type="float">
            <text:p>49342492435</text:p>
          </table:table-cell>
          <table:table-cell table:formula="of:=[.H45]/[.G45]" office:value-type="float" office:value="1.00638305275117" calcext:value-type="float">
            <text:p>1.00638305275117</text:p>
          </table:table-cell>
          <table:table-cell office:value-type="float" office:value="1.00638305275117" calcext:value-type="float">
            <text:p>1.006383052751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th-partial-sum</text:p>
          </table:table-cell>
          <table:table-cell office:value-type="string" calcext:value-type="string">
            <text:p><text:s/>emptyAnalysis.ts</text:p>
          </table:table-cell>
          <table:table-cell office:value-type="float" office:value="49" calcext:value-type="float">
            <text:p>49</text:p>
          </table:table-cell>
          <table:table-cell office:value-type="float" office:value="329944115" calcext:value-type="float">
            <text:p>329944115</text:p>
          </table:table-cell>
          <table:table-cell office:value-type="float" office:value="50" calcext:value-type="float">
            <text:p>50</text:p>
          </table:table-cell>
          <table:table-cell office:value-type="float" office:value="495582934" calcext:value-type="float">
            <text:p>495582934</text:p>
          </table:table-cell>
          <table:table-cell table:formula="of:=[.C46]*1000000000+[.D46]" office:value-type="float" office:value="49329944115" calcext:value-type="float">
            <text:p>49329944115</text:p>
          </table:table-cell>
          <table:table-cell table:formula="of:=[.F46]+[.E46]*1000000000" office:value-type="float" office:value="50495582934" calcext:value-type="float">
            <text:p>50495582934</text:p>
          </table:table-cell>
          <table:table-cell table:formula="of:=[.H46]/[.G46]" office:value-type="float" office:value="1.02362943724977" calcext:value-type="float">
            <text:p>1.02362943724977</text:p>
          </table:table-cell>
          <table:table-cell office:value-type="float" office:value="1.02362943724977" calcext:value-type="float">
            <text:p>1.023629437249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th-spectral-norm</text:p>
          </table:table-cell>
          <table:table-cell office:value-type="string" calcext:value-type="string">
            <text:p><text:s/>combinedExamples.ts</text:p>
          </table:table-cell>
          <table:table-cell office:value-type="float" office:value="0" calcext:value-type="float">
            <text:p>0</text:p>
          </table:table-cell>
          <table:table-cell office:value-type="float" office:value="146651668" calcext:value-type="float">
            <text:p>146651668</text:p>
          </table:table-cell>
          <table:table-cell office:value-type="float" office:value="19" calcext:value-type="float">
            <text:p>19</text:p>
          </table:table-cell>
          <table:table-cell office:value-type="float" office:value="46197336" calcext:value-type="float">
            <text:p>46197336</text:p>
          </table:table-cell>
          <table:table-cell table:formula="of:=[.C47]*1000000000+[.D47]" office:value-type="float" office:value="146651668" calcext:value-type="float">
            <text:p>146651668</text:p>
          </table:table-cell>
          <table:table-cell table:formula="of:=[.F47]+[.E47]*1000000000" office:value-type="float" office:value="19046197336" calcext:value-type="float">
            <text:p>19046197336</text:p>
          </table:table-cell>
          <table:table-cell table:formula="of:=[.H47]/[.G47]" office:value-type="float" office:value="129.873717740462" calcext:value-type="float">
            <text:p>129.873717740462</text:p>
          </table:table-cell>
          <table:table-cell office:value-type="float" office:value="129.873717740462" calcext:value-type="float">
            <text:p>129.8737177404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th-spectral-norm</text:p>
          </table:table-cell>
          <table:table-cell office:value-type="string" calcext:value-type="string">
            <text:p><text:s/>countFunctionCalls.ts</text:p>
          </table:table-cell>
          <table:table-cell office:value-type="float" office:value="0" calcext:value-type="float">
            <text:p>0</text:p>
          </table:table-cell>
          <table:table-cell office:value-type="float" office:value="140133531" calcext:value-type="float">
            <text:p>140133531</text:p>
          </table:table-cell>
          <table:table-cell office:value-type="float" office:value="18" calcext:value-type="float">
            <text:p>18</text:p>
          </table:table-cell>
          <table:table-cell office:value-type="float" office:value="472244854" calcext:value-type="float">
            <text:p>472244854</text:p>
          </table:table-cell>
          <table:table-cell table:formula="of:=[.C48]*1000000000+[.D48]" office:value-type="float" office:value="140133531" calcext:value-type="float">
            <text:p>140133531</text:p>
          </table:table-cell>
          <table:table-cell table:formula="of:=[.F48]+[.E48]*1000000000" office:value-type="float" office:value="18472244854" calcext:value-type="float">
            <text:p>18472244854</text:p>
          </table:table-cell>
          <table:table-cell table:formula="of:=[.H48]/[.G48]" office:value-type="float" office:value="131.818878195541" calcext:value-type="float">
            <text:p>131.818878195541</text:p>
          </table:table-cell>
          <table:table-cell office:value-type="float" office:value="131.818878195541" calcext:value-type="float">
            <text:p>131.8188781955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th-spectral-norm</text:p>
          </table:table-cell>
          <table:table-cell office:value-type="string" calcext:value-type="string">
            <text:p><text:s/>countPropertyReads.ts</text:p>
          </table:table-cell>
          <table:table-cell office:value-type="float" office:value="0" calcext:value-type="float">
            <text:p>0</text:p>
          </table:table-cell>
          <table:table-cell office:value-type="float" office:value="142676016" calcext:value-type="float">
            <text:p>142676016</text:p>
          </table:table-cell>
          <table:table-cell office:value-type="float" office:value="0" calcext:value-type="float">
            <text:p>0</text:p>
          </table:table-cell>
          <table:table-cell office:value-type="float" office:value="152884859" calcext:value-type="float">
            <text:p>152884859</text:p>
          </table:table-cell>
          <table:table-cell table:formula="of:=[.C49]*1000000000+[.D49]" office:value-type="float" office:value="142676016" calcext:value-type="float">
            <text:p>142676016</text:p>
          </table:table-cell>
          <table:table-cell table:formula="of:=[.F49]+[.E49]*1000000000" office:value-type="float" office:value="152884859" calcext:value-type="float">
            <text:p>152884859</text:p>
          </table:table-cell>
          <table:table-cell table:formula="of:=[.H49]/[.G49]" office:value-type="float" office:value="1.07155262171044" calcext:value-type="float">
            <text:p>1.07155262171044</text:p>
          </table:table-cell>
          <table:table-cell office:value-type="float" office:value="1.07155262171044" calcext:value-type="float">
            <text:p>1.071552621710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th-spectral-norm</text:p>
          </table:table-cell>
          <table:table-cell office:value-type="string" calcext:value-type="string">
            <text:p><text:s/>countPropertyWrites.ts</text:p>
          </table:table-cell>
          <table:table-cell office:value-type="float" office:value="0" calcext:value-type="float">
            <text:p>0</text:p>
          </table:table-cell>
          <table:table-cell office:value-type="float" office:value="147204950" calcext:value-type="float">
            <text:p>147204950</text:p>
          </table:table-cell>
          <table:table-cell office:value-type="float" office:value="0" calcext:value-type="float">
            <text:p>0</text:p>
          </table:table-cell>
          <table:table-cell office:value-type="float" office:value="154691610" calcext:value-type="float">
            <text:p>154691610</text:p>
          </table:table-cell>
          <table:table-cell table:formula="of:=[.C50]*1000000000+[.D50]" office:value-type="float" office:value="147204950" calcext:value-type="float">
            <text:p>147204950</text:p>
          </table:table-cell>
          <table:table-cell table:formula="of:=[.F50]+[.E50]*1000000000" office:value-type="float" office:value="154691610" calcext:value-type="float">
            <text:p>154691610</text:p>
          </table:table-cell>
          <table:table-cell table:formula="of:=[.H50]/[.G50]" office:value-type="float" office:value="1.05085875169279" calcext:value-type="float">
            <text:p>1.05085875169279</text:p>
          </table:table-cell>
          <table:table-cell office:value-type="float" office:value="1.05085875169279" calcext:value-type="float">
            <text:p>1.050858751692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th-spectral-norm</text:p>
          </table:table-cell>
          <table:table-cell office:value-type="string" calcext:value-type="string">
            <text:p><text:s/>emptyAnalysis.ts</text:p>
          </table:table-cell>
          <table:table-cell office:value-type="float" office:value="0" calcext:value-type="float">
            <text:p>0</text:p>
          </table:table-cell>
          <table:table-cell office:value-type="float" office:value="146664741" calcext:value-type="float">
            <text:p>146664741</text:p>
          </table:table-cell>
          <table:table-cell office:value-type="float" office:value="0" calcext:value-type="float">
            <text:p>0</text:p>
          </table:table-cell>
          <table:table-cell office:value-type="float" office:value="144689400" calcext:value-type="float">
            <text:p>144689400</text:p>
          </table:table-cell>
          <table:table-cell table:formula="of:=[.C51]*1000000000+[.D51]" office:value-type="float" office:value="146664741" calcext:value-type="float">
            <text:p>146664741</text:p>
          </table:table-cell>
          <table:table-cell table:formula="of:=[.F51]+[.E51]*1000000000" office:value-type="float" office:value="144689400" calcext:value-type="float">
            <text:p>144689400</text:p>
          </table:table-cell>
          <table:table-cell table:formula="of:=[.H51]/[.G51]" office:value-type="float" office:value="0.986531589074978" calcext:value-type="float">
            <text:p>0.986531589074978</text:p>
          </table:table-cell>
          <table:table-cell office:value-type="float" office:value="0.986531589074978" calcext:value-type="float">
            <text:p>0.98653158907497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28T12:45:10.048776848</dc:date>
    <meta:editing-duration>PT5M22S</meta:editing-duration>
    <meta:editing-cycles>1</meta:editing-cycles>
    <meta:document-statistic meta:table-count="1" meta:cell-count="636" meta:object-count="0"/>
    <meta:generator>LibreOffice/6.4.4.2$Linux_X86_64 LibreOffice_project/40$Build-2</meta:generator>
  </office:meta>
</office:document-meta>
</file>